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ce181e"/>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color="#ce181e"/>
    </style:style>
    <style:style style:name="T2" style:family="text">
      <style:text-properties fo:color="#ce181e" fo:background-color="#fff200" loext:char-shading-value="0"/>
    </style:style>
    <style:style style:name="T3" style:family="text">
      <style:text-properties fo:background-color="#fff20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start text:name="__RefHeading___Toc107_2696471637"/>Introduction to the Functional Programming Challenges<text:bookmark-end text:name="__RefHeading___Toc107_2696471637"/></text:h>
      <text:p text:style-name="Text_20_body">Functional programming is an approach to software development based around the evaluation of functions. Like mathematics, functions in programming map input to output to produce a result. You can combine basic functions in many ways to build more and more complex programs.<text:line-break/><text:line-break/>Functional programming follows a few core principles:</text:p>
      <text:list xml:id="list2502662901" text:style-name="L1">
        <text:list-item>
          <text:p text:style-name="P3">Functions are independent from the state of the program or global variables. They only depend on the arguments passed into them to make a calculation</text:p>
        </text:list-item>
        <text:list-item>
          <text:p text:style-name="P3">Functions try to limit any changes to the state of the program and avoid changes to the global objects holding data</text:p>
        </text:list-item>
        <text:list-item>
          <text:p text:style-name="P2">Functions have minimal side effects in the program</text:p>
        </text:list-item>
      </text:list>
      <text:p text:style-name="Text_20_body"><text:line-break/><text:line-break/>The functional programming software development approach breaks a program into small, testable parts. This section covers basic functional programming principles in JavaScript.</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07_2696471637" text:style-name="Index_20_Link" text:visited-style-name="Index_20_Link">Introduction to the Functional Programming Challenges<text:tab/>1</text:a></text:p>
          <text:p text:style-name="P4"><text:a xlink:type="simple" xlink:href="#__RefHeading___Toc109_2696471637" text:style-name="Index_20_Link" text:visited-style-name="Index_20_Link">Learn About Functional Programming<text:tab/>2</text:a></text:p>
          <text:p text:style-name="P4"><text:a xlink:type="simple" xlink:href="#__RefHeading___Toc111_2696471637" text:style-name="Index_20_Link" text:visited-style-name="Index_20_Link">Understand Functional Programming Terminology<text:tab/>3</text:a></text:p>
          <text:p text:style-name="P4"><text:a xlink:type="simple" xlink:href="#__RefHeading___Toc370_2830180103" text:style-name="Index_20_Link" text:visited-style-name="Index_20_Link">Understand the Hazards of Using Imperative Code<text:tab/>4</text:a></text:p>
          <text:p text:style-name="P5"><text:a xlink:type="simple" xlink:href="#__RefHeading___Toc372_2830180103" text:style-name="Index_20_Link" text:visited-style-name="Index_20_Link">Instructions<text:tab/>5</text:a></text:p>
          <text:p text:style-name="P4"><text:a xlink:type="simple" xlink:href="#__RefHeading___Toc374_2830180103" text:style-name="Index_20_Link" text:visited-style-name="Index_20_Link">Avoid Mutations and Side Effects Using Functional Programming<text:tab/>6</text:a></text:p>
          <text:p text:style-name="P4"><text:a xlink:type="simple" xlink:href="#__RefHeading___Toc376_2830180103" text:style-name="Index_20_Link" text:visited-style-name="Index_20_Link">Pass Arguments to Avoid External Dependence in a Function<text:tab/>7</text:a></text:p>
          <text:p text:style-name="P4"><text:a xlink:type="simple" xlink:href="#__RefHeading___Toc378_2830180103" text:style-name="Index_20_Link" text:visited-style-name="Index_20_Link">Refactor Global Variables Out of Functions<text:tab/>8</text:a></text:p>
          <text:p text:style-name="P4"><text:a xlink:type="simple" xlink:href="#__RefHeading___Toc380_2830180103" text:style-name="Index_20_Link" text:visited-style-name="Index_20_Link">Use the map Method to Extract Data from an Array<text:tab/>9</text:a></text:p>
          <text:p text:style-name="P4"><text:a xlink:type="simple" xlink:href="#__RefHeading___Toc382_2830180103" text:style-name="Index_20_Link" text:visited-style-name="Index_20_Link">Implement map on a Prototype<text:tab/>12</text:a></text:p>
          <text:p text:style-name="P4"><text:a xlink:type="simple" xlink:href="#__RefHeading___Toc384_2830180103" text:style-name="Index_20_Link" text:visited-style-name="Index_20_Link">Use the filter Method to Extract Data from an Array<text:tab/>13</text:a></text:p>
          <text:p text:style-name="P4"><text:a xlink:type="simple" xlink:href="#__RefHeading___Toc386_2830180103" text:style-name="Index_20_Link" text:visited-style-name="Index_20_Link">Implement the filter Method on a Prototype<text:tab/>17</text:a></text:p>
          <text:p text:style-name="P4"><text:a xlink:type="simple" xlink:href="#__RefHeading___Toc388_2830180103" text:style-name="Index_20_Link" text:visited-style-name="Index_20_Link">Return Part of an Array Using the slice Method<text:tab/>17</text:a></text:p>
          <text:p text:style-name="P4"><text:a xlink:type="simple" xlink:href="#__RefHeading___Toc390_2830180103" text:style-name="Index_20_Link" text:visited-style-name="Index_20_Link">Remove Elements from an Array Using slice Instead of splice<text:tab/>18</text:a></text:p>
          <text:p text:style-name="P4"><text:a xlink:type="simple" xlink:href="#__RefHeading___Toc392_2830180103" text:style-name="Index_20_Link" text:visited-style-name="Index_20_Link">Combine Two Arrays Using the concat Method<text:tab/>19</text:a></text:p>
          <text:p text:style-name="P4"><text:a xlink:type="simple" xlink:href="#__RefHeading___Toc394_2830180103" text:style-name="Index_20_Link" text:visited-style-name="Index_20_Link">Add Elements to the End of an Array Using concat Instead of push<text:tab/>19</text:a></text:p>
          <text:p text:style-name="P4"><text:a xlink:type="simple" xlink:href="#__RefHeading___Toc396_2830180103" text:style-name="Index_20_Link" text:visited-style-name="Index_20_Link">Use the reduce Method to Analyze Data<text:tab/>20</text:a></text:p>
          <text:p text:style-name="P4"><text:a xlink:type="simple" xlink:href="#__RefHeading___Toc398_2830180103" text:style-name="Index_20_Link" text:visited-style-name="Index_20_Link">Sort an Array Alphabetically using the sort Method<text:tab/>23</text:a></text:p>
          <text:p text:style-name="P4"><text:a xlink:type="simple" xlink:href="#__RefHeading___Toc400_2830180103" text:style-name="Index_20_Link" text:visited-style-name="Index_20_Link">Return a Sorted Array Without Changing the Original Array<text:tab/>24</text:a></text:p>
          <text:p text:style-name="P4"><text:a xlink:type="simple" xlink:href="#__RefHeading___Toc402_2830180103" text:style-name="Index_20_Link" text:visited-style-name="Index_20_Link">Split a String into an Array Using the split Method<text:tab/>25</text:a></text:p>
          <text:p text:style-name="P4"><text:a xlink:type="simple" xlink:href="#__RefHeading___Toc404_2830180103" text:style-name="Index_20_Link" text:visited-style-name="Index_20_Link">Combine an Array into a String Using the join Method<text:tab/>25</text:a></text:p>
          <text:p text:style-name="P4"><text:a xlink:type="simple" xlink:href="#__RefHeading___Toc406_2830180103" text:style-name="Index_20_Link" text:visited-style-name="Index_20_Link">Apply Functional Programming to Convert Strings to URL Slugs<text:tab/>26</text:a></text:p>
          <text:p text:style-name="P4"><text:a xlink:type="simple" xlink:href="#__RefHeading___Toc408_2830180103" text:style-name="Index_20_Link" text:visited-style-name="Index_20_Link">Use the every Method to Check that Every Element in an Array Meets a Criteria<text:tab/>27</text:a></text:p>
          <text:p text:style-name="P4"><text:soft-page-break/><text:a xlink:type="simple" xlink:href="#__RefHeading___Toc410_2830180103" text:style-name="Index_20_Link" text:visited-style-name="Index_20_Link">Use the some Method to Check that Any Elements in an Array Meet a Criteria<text:tab/>27</text:a></text:p>
          <text:p text:style-name="P4"><text:a xlink:type="simple" xlink:href="#__RefHeading___Toc412_2830180103" text:style-name="Index_20_Link" text:visited-style-name="Index_20_Link">Introduction to Currying and Partial Application<text:tab/>28</text:a></text:p>
        </text:index-body>
      </text:table-of-content>
      <text:p text:style-name="Standard"/>
      <text:p text:style-name="Standard"/>
      <text:p text:style-name="Standard"/>
      <text:h text:style-name="Heading_20_2" text:outline-level="2"><text:bookmark-start text:name="__RefHeading___Toc109_2696471637"/>Learn About Functional Programming<text:bookmark-end text:name="__RefHeading___Toc109_2696471637"/></text:h>
      <text:p text:style-name="Text_20_body">Functional programming is a style of programming where solutions are simple, <text:span text:style-name="T1">isolated functions, without any side effects outside of the function scope</text:span>.</text:p>
      <text:p text:style-name="Text_20_body"><text:span text:style-name="Source_20_Text">INPUT -&gt; PROCESS -&gt; OUTPUT</text:span></text:p>
      <text:p text:style-name="Text_20_body">Functional programming is about:</text:p>
      <text:p text:style-name="Text_20_body">1) Isolated functions - there is no dependence on the state of the program, which includes global variables that are subject to change</text:p>
      <text:p text:style-name="Text_20_body">2) Pure functions - the same input always gives the same output</text:p>
      <text:p text:style-name="Text_20_body">3) Functions with limited side effects - any changes, or mutations, to the state of the program outside the function are carefully controlled</text:p>
      <text:p text:style-name="Horizontal_20_Line"/>
      <text:p text:style-name="Text_20_body">The members of freeCodeCamp happen to love tea.</text:p>
      <text:p text:style-name="Text_20_body">In the code editor, the <text:span text:style-name="Source_20_Text">prepareTea</text:span> and <text:span text:style-name="Source_20_Text">getTea</text:span> functions are already defined for you. Call the <text:span text:style-name="Source_20_Text">getTea</text:span> function to get 40 cups of tea for the team, and store them in the <text:span text:style-name="Source_20_Text">tea4TeamFCC</text:span> variable.</text:p>
      <text:p text:style-name="Standard">/**</text:p>
      <text:p text:style-name="Standard"><text:s/>* A long process to prepare tea.</text:p>
      <text:p text:style-name="Standard"><text:s/>* @return {string} A cup of tea.</text:p>
      <text:p text:style-name="Standard"><text:s/>**/</text:p>
      <text:p text:style-name="Standard">const prepareTea = () =&gt; 'greenTea';</text:p>
      <text:p text:style-name="Standard"/>
      <text:p text:style-name="Standard">/**</text:p>
      <text:p text:style-name="Standard"><text:s/>* Get given number of cups of tea.</text:p>
      <text:p text:style-name="Standard"><text:s/>* @param {number} numOfCups Number of required cups of tea.</text:p>
      <text:p text:style-name="Standard"><text:s/>* @return {Array&lt;string&gt;} Given amount of tea cups.</text:p>
      <text:p text:style-name="Standard"><text:s/>**/</text:p>
      <text:p text:style-name="Standard">const getTea = (numOfCups) =&gt; {</text:p>
      <text:p text:style-name="Standard"><text:s text:c="2"/>const teaCups = [];</text:p>
      <text:p text:style-name="Standard"><text:s text:c="2"/></text:p>
      <text:p text:style-name="Standard"><text:s text:c="2"/>for(let cups = 1; cups &lt;= numOfCups; cups += 1) {</text:p>
      <text:p text:style-name="Standard"><text:s text:c="4"/>const teaCup = prepareTea();</text:p>
      <text:p text:style-name="Standard"><text:s text:c="4"/>teaCups.push(teaCup);</text:p>
      <text:p text:style-name="Standard"><text:s text:c="2"/>}</text:p>
      <text:p text:style-name="Standard"/>
      <text:p text:style-name="Standard"><text:s text:c="2"/>return teaCups;</text:p>
      <text:p text:style-name="Standard">};</text:p>
      <text:p text:style-name="Standard"><text:soft-page-break/></text:p>
      <text:p text:style-name="Standard">// Add your code below this line</text:p>
      <text:p text:style-name="Standard"/>
      <text:p text:style-name="Standard">const tea4TeamFCC = getTea(40); // :(</text:p>
      <text:p text:style-name="Standard"/>
      <text:p text:style-name="Standard">// Add your code above this line</text:p>
      <text:p text:style-name="Standard"/>
      <text:p text:style-name="Standard">console.log(tea4TeamFCC);</text:p>
      <text:p text:style-name="Standard"/>
      <text:p text:style-name="Standard"/>
      <text:h text:style-name="Heading_20_2" text:outline-level="2"><text:bookmark-start text:name="__RefHeading___Toc111_2696471637"/>Understand Functional Programming Terminology<text:bookmark-end text:name="__RefHeading___Toc111_2696471637"/></text:h>
      <text:p text:style-name="Text_20_body">The FCC Team had a mood swing and now wants two types of tea: green tea and black tea. General Fact: Client mood swings are pretty common.</text:p>
      <text:p text:style-name="Text_20_body">With that information, we'll need to revisit the <text:span text:style-name="Source_20_Text">getTea</text:span> function from last challenge to handle various tea requests. We can modify <text:span text:style-name="Source_20_Text">getTea</text:span> to accept a function as a parameter to be able to change the type of tea it prepares. This makes <text:span text:style-name="Source_20_Text">getTea</text:span> more flexible, and gives the programmer more control when client requests change.</text:p>
      <text:p text:style-name="Text_20_body">But first, let's cover some functional terminology:</text:p>
      <text:p text:style-name="Text_20_body"><text:span text:style-name="Source_20_Text"><text:span text:style-name="T1">Callbacks</text:span></text:span> are the functions that are slipped or passed into another function to decide the invocation of that function. You may have seen them passed to other methods, for example in <text:span text:style-name="Source_20_Text">filter</text:span>, the callback function tells JavaScript the criteria for how to filter an array.</text:p>
      <text:p text:style-name="Text_20_body">Functions that can be assigned to a variable, passed into another function, or returned from another function just like any other normal value, are called <text:span text:style-name="Source_20_Text"><text:span text:style-name="T1">first class</text:span></text:span><text:span text:style-name="T1"> functions</text:span>. In JavaScript, <text:span text:style-name="T3">all functions are </text:span><text:span text:style-name="Source_20_Text"><text:span text:style-name="T3">first class</text:span></text:span><text:span text:style-name="T3"> functions.</text:span></text:p>
      <text:p text:style-name="Text_20_body">The functions that take a function as an argument, or return a function as a return value are called <text:span text:style-name="Source_20_Text"><text:span text:style-name="T1">higher order</text:span></text:span><text:span text:style-name="T1"> functions.</text:span></text:p>
      <text:p text:style-name="Text_20_body">When the functions are passed in to another function or returned from another function, then those functions which gets passed in or returned can be called a <text:span text:style-name="Source_20_Text"><text:span text:style-name="T1">lambda</text:span></text:span>.</text:p>
      <text:p text:style-name="Horizontal_20_Line"/>
      <text:p text:style-name="Text_20_body">Prepare 27 cups of green tea and 13 cups of black tea and store them in <text:span text:style-name="Source_20_Text">tea4GreenTeamFCC</text:span> and <text:span text:style-name="Source_20_Text">tea4BlackTeamFCC</text:span> variables, respectively. Note that the <text:span text:style-name="Source_20_Text">getTea</text:span> function has been modified so it now takes a function as the first argument.</text:p>
      <text:p text:style-name="Text_20_body">Note: The data (the number of cups of tea) is supplied as the last argument. We'll discuss this more in later lessons</text:p>
      <text:p text:style-name="Standard">/**</text:p>
      <text:p text:style-name="Standard"><text:s/>* A long process to prepare green tea.</text:p>
      <text:p text:style-name="Standard"><text:s/>* @return {string} A cup of green tea.</text:p>
      <text:p text:style-name="Standard"><text:s/>**/</text:p>
      <text:p text:style-name="Standard"><text:soft-page-break/>const prepareGreenTea = () =&gt; 'greenTea';</text:p>
      <text:p text:style-name="Standard"/>
      <text:p text:style-name="Standard">/**</text:p>
      <text:p text:style-name="Standard"><text:s/>* A long process to prepare black tea.</text:p>
      <text:p text:style-name="Standard"><text:s/>* @return {string} A cup of black tea.</text:p>
      <text:p text:style-name="Standard"><text:s/>**/</text:p>
      <text:p text:style-name="Standard">const prepareBlackTea = () =&gt; 'blackTea';</text:p>
      <text:p text:style-name="Standard"/>
      <text:p text:style-name="Standard">/**</text:p>
      <text:p text:style-name="Standard"><text:s/>* Get given number of cups of tea.</text:p>
      <text:p text:style-name="Standard"><text:s/>* @param {function():string} prepareTea The type of tea preparing function.</text:p>
      <text:p text:style-name="Standard"><text:s/>* @param {number} numOfCups Number of required cups of tea.</text:p>
      <text:p text:style-name="Standard"><text:s/>* @return {Array&lt;string&gt;} Given amount of tea cups.</text:p>
      <text:p text:style-name="Standard"><text:s/>**/</text:p>
      <text:p text:style-name="Standard">const getTea = (prepareTea, numOfCups) =&gt; {</text:p>
      <text:p text:style-name="Standard"><text:s text:c="2"/>const teaCups = [];</text:p>
      <text:p text:style-name="Standard"/>
      <text:p text:style-name="Standard"><text:s text:c="2"/>for(let cups = 1; cups &lt;= numOfCups; cups += 1) {</text:p>
      <text:p text:style-name="Standard"><text:s text:c="4"/>const teaCup = prepareTea();</text:p>
      <text:p text:style-name="Standard"><text:s text:c="4"/>teaCups.push(teaCup);</text:p>
      <text:p text:style-name="Standard"><text:s text:c="2"/>}</text:p>
      <text:p text:style-name="Standard"/>
      <text:p text:style-name="Standard"><text:s text:c="2"/>return teaCups;</text:p>
      <text:p text:style-name="Standard">};</text:p>
      <text:p text:style-name="Standard"/>
      <text:p text:style-name="Standard">// Add your code below this line</text:p>
      <text:p text:style-name="Standard"/>
      <text:p text:style-name="Standard">const tea4GreenTeamFCC = <text:span text:style-name="T1">getTea(prepareGreenTea, 27); </text:span>// :(</text:p>
      <text:p text:style-name="Standard">const tea4BlackTeamFCC =<text:span text:style-name="T1"> getTea(prepareBlackTea,13);</text:span> // :(</text:p>
      <text:p text:style-name="Standard"/>
      <text:p text:style-name="Standard">// Add your code above this line</text:p>
      <text:p text:style-name="Standard"/>
      <text:p text:style-name="Standard">console.log(</text:p>
      <text:p text:style-name="Standard"><text:s text:c="2"/>tea4GreenTeamFCC,</text:p>
      <text:p text:style-name="Standard"><text:s text:c="2"/>tea4BlackTeamFCC</text:p>
      <text:p text:style-name="Standard">);</text:p>
      <text:p text:style-name="Standard"/>
      <text:p text:style-name="Standard"/>
      <text:h text:style-name="Heading_20_2" text:outline-level="2"><text:bookmark-start text:name="__RefHeading___Toc370_2830180103"/>Understand the Hazards of Using Imperative Code<text:bookmark-end text:name="__RefHeading___Toc370_2830180103"/></text:h>
      <text:p text:style-name="Text_20_body">Functional programming is a good habit. It keeps your code easy to manage, and saves you from sneaky bugs. But before we get there, let's look at an imperative approach to programming to highlight where you may have issues.</text:p>
      <text:p text:style-name="Text_20_body">In English (and many other languages), the imperative tense is used to give commands. Similarly, an imperative style in programming is one that gives the computer a set of statements to perform a task.</text:p>
      <text:p text:style-name="Text_20_body"><text:soft-page-break/>Often the statements change the state of the program, like updating global variables. A classic example is writing a <text:span text:style-name="Source_20_Text">for</text:span> loop that gives exact directions to iterate over the indices of an array.</text:p>
      <text:p text:style-name="Text_20_body">In contrast, functional programming is a form of declarative programming. You tell the computer what you want done by calling a method or function.</text:p>
      <text:p text:style-name="Text_20_body">JavaScript offers many predefined methods that handle common tasks so you don't need to write out how the computer should perform them. For example, instead of using the <text:span text:style-name="Source_20_Text">for</text:span> loop mentioned above, you could call the <text:span text:style-name="Source_20_Text">map</text:span> method which handles the details of iterating over an array. This helps to avoid semantic errors, like the "Off By One Errors" that were covered in the Debugging section.</text:p>
      <text:p text:style-name="Text_20_body">Consider the scenario: you are browsing the web in your browser, and want to track the tabs you have opened. Let's try to model this using some simple object-oriented code.</text:p>
      <text:p text:style-name="Text_20_body">A Window object is made up of tabs, and you usually have more than one Window open. The titles of each open site in each Window object is held in an array. After working in the browser (opening new tabs, merging windows, and closing tabs), you want to print the tabs that are still open. Closed tabs are removed from the array and new tabs (for simplicity) get added to the end of it.</text:p>
      <text:p text:style-name="Text_20_body">The code editor shows an implementation of this functionality with functions for <text:span text:style-name="Source_20_Text">tabOpen()</text:span>, <text:span text:style-name="Source_20_Text">tabClose()</text:span>, and <text:span text:style-name="Source_20_Text">join()</text:span>. The array <text:span text:style-name="Source_20_Text">tabs</text:span> is part of the Window object that stores the name of the open pages.</text:p>
      <text:h text:style-name="Heading_20_4" text:outline-level="4"><text:bookmark-start text:name="__RefHeading___Toc372_2830180103"/>Instructions<text:bookmark-end text:name="__RefHeading___Toc372_2830180103"/></text:h>
      <text:p text:style-name="Text_20_body">Run the code in the editor. It's using a method that has side effects in the program, causing incorrect output. The final list of open tabs should be <text:span text:style-name="Source_20_Text">['FB', 'Gitter', 'Reddit', 'Twitter', 'Medium', 'new tab', 'Netflix', 'YouTube', 'Vine', 'GMail', 'Work mail', 'Docs', 'freeCodeCamp', 'new tab']</text:span> but the output will be slightly different.</text:p>
      <text:p text:style-name="Text_20_body">Work through the code and see if you can figure out the problem, then advance to the next challenge to learn more.</text:p>
      <text:p text:style-name="Standard">// tabs is an array of titles of each site open within the window</text:p>
      <text:p text:style-name="Standard">var Window = function(tabs) {</text:p>
      <text:p text:style-name="Standard"><text:s text:c="2"/>this.tabs = tabs; // we keep a record of the array inside the object</text:p>
      <text:p text:style-name="Standard">};</text:p>
      <text:p text:style-name="Standard"/>
      <text:p text:style-name="Standard">// When you join two windows into one window</text:p>
      <text:p text:style-name="Standard">Window.prototype.join = function (otherWindow) {</text:p>
      <text:p text:style-name="Standard"><text:s text:c="2"/>this.tabs = this.tabs.concat(otherWindow.tabs);</text:p>
      <text:p text:style-name="Standard"><text:s text:c="2"/>return this;</text:p>
      <text:p text:style-name="Standard">};</text:p>
      <text:p text:style-name="Standard"/>
      <text:p text:style-name="Standard">// When you open a new tab at the end</text:p>
      <text:p text:style-name="Standard">Window.prototype.tabOpen = function (tab) {</text:p>
      <text:p text:style-name="Standard"><text:s text:c="2"/>this.tabs.push('new tab'); // let's open a new tab for now</text:p>
      <text:p text:style-name="Standard"><text:s text:c="2"/>return this;</text:p>
      <text:p text:style-name="Standard">};</text:p>
      <text:p text:style-name="Standard"><text:soft-page-break/></text:p>
      <text:p text:style-name="Standard">// When you close a tab</text:p>
      <text:p text:style-name="Standard">Window.prototype.tabClose = function (index) {</text:p>
      <text:p text:style-name="Standard"><text:s text:c="2"/>var tabsBeforeIndex = this.tabs.splice(0, index); // get the tabs before the tab</text:p>
      <text:p text:style-name="Standard"><text:s text:c="2"/>var tabsAfterIndex = this.tabs.splice(index); // get the tabs after the tab</text:p>
      <text:p text:style-name="Standard"/>
      <text:p text:style-name="Standard"><text:s text:c="2"/>this.tabs = tabsBeforeIndex.concat(tabsAfterIndex); // join them together </text:p>
      <text:p text:style-name="Standard"><text:s text:c="2"/>return this;</text:p>
      <text:p text:style-name="Standard"><text:s/>};</text:p>
      <text:p text:style-name="Standard"/>
      <text:p text:style-name="Standard">// Let's create three browser windows</text:p>
      <text:p text:style-name="Standard">var workWindow = new Window(['GMail', 'Inbox', 'Work mail', 'Docs', 'freeCodeCamp']); // Your mailbox, drive, and other work sites</text:p>
      <text:p text:style-name="Standard">var socialWindow = new Window(['FB', 'Gitter', 'Reddit', 'Twitter', 'Medium']); // Social sites</text:p>
      <text:p text:style-name="Standard">var videoWindow = new Window(['Netflix', 'YouTube', 'Vimeo', 'Vine']); // <text:s/>Entertainment sites</text:p>
      <text:p text:style-name="Standard"/>
      <text:p text:style-name="Standard">// Now perform the tab opening, closing, and other operations</text:p>
      <text:p text:style-name="Standard">var finalTabs = socialWindow</text:p>
      <text:p text:style-name="Standard"><text:s text:c="20"/>.tabOpen() // Open a new tab for cat memes</text:p>
      <text:p text:style-name="Standard"><text:s text:c="20"/>.join(videoWindow.tabClose(2)) // Close third tab in video window, and join</text:p>
      <text:p text:style-name="Standard"><text:s text:c="20"/>.join(workWindow.tabClose(1).tabOpen());</text:p>
      <text:p text:style-name="Standard"/>
      <text:p text:style-name="Standard">alert(finalTabs.tabs);</text:p>
      <text:p text:style-name="Standard"/>
      <text:h text:style-name="Heading_20_2" text:outline-level="2"><text:bookmark-start text:name="__RefHeading___Toc374_2830180103"/>Avoid Mutations and Side Effects Using Functional Programming<text:bookmark-end text:name="__RefHeading___Toc374_2830180103"/></text:h>
      <text:p text:style-name="Text_20_body">If you haven't already figured it out, the issue in the previous challenge was with the <text:span text:style-name="Source_20_Text">splice</text:span> call in the <text:span text:style-name="Source_20_Text">tabClose()</text:span> function. Unfortunately, <text:span text:style-name="Source_20_Text">splice</text:span> changes the original array it is called on, so the second call to it used a modified array, and gave unexpected results.</text:p>
      <text:p text:style-name="Text_20_body">This is a small example of a much larger pattern - you call a function on a variable, array, or an object, and the function changes the variable or something in the object.</text:p>
      <text:p text:style-name="Text_20_body">One of the core principle of functional programming is to not change things. Changes lead to bugs. It's easier to prevent bugs knowing that your functions don't change anything, including the function arguments or any global variable.</text:p>
      <text:p text:style-name="Text_20_body">The previous example didn't have any complicated operations but the <text:span text:style-name="Source_20_Text">splice</text:span> method changed the original array, and resulted in a bug.</text:p>
      <text:p text:style-name="Text_20_body">Recall that in functional programming, changing or altering things is called <text:span text:style-name="Source_20_Text"><text:span text:style-name="T1">mutation</text:span></text:span>, and the outcome is called a <text:span text:style-name="Source_20_Text"><text:span text:style-name="T1">side effect</text:span></text:span><text:span text:style-name="T1">.</text:span> A function, ideally, should be a <text:span text:style-name="Source_20_Text"><text:span text:style-name="T1">pure function</text:span></text:span>, meaning that it does not cause any side effects.</text:p>
      <text:p text:style-name="Text_20_body">Let's try to master this discipline and not alter any variable or object in our code.</text:p>
      <text:p text:style-name="Horizontal_20_Line"/>
      <text:p text:style-name="Text_20_body"><text:soft-page-break/>Fill in the code for the function <text:span text:style-name="Source_20_Text">incrementer</text:span> so it returns the value of the global variable <text:span text:style-name="Source_20_Text">fixedValue</text:span> increased by one.</text:p>
      <text:p text:style-name="Standard">// the global variable</text:p>
      <text:p text:style-name="Standard">var fixedValue = 4;</text:p>
      <text:p text:style-name="Standard"/>
      <text:p text:style-name="Standard">function incrementer () {</text:p>
      <text:p text:style-name="Standard"><text:s text:c="2"/>// Add your code below this line</text:p>
      <text:p text:style-name="P1"><text:s text:c="2"/>let newv=fixedValue+1;</text:p>
      <text:p text:style-name="P1"><text:s text:c="2"/>return newv;</text:p>
      <text:p text:style-name="Standard"><text:s text:c="2"/></text:p>
      <text:p text:style-name="Standard"><text:s text:c="2"/>// Add your code above this line</text:p>
      <text:p text:style-name="Standard">}</text:p>
      <text:p text:style-name="Standard"/>
      <text:p text:style-name="Standard">var newValue = incrementer(); // Should equal 5</text:p>
      <text:p text:style-name="Standard">console.log(fixedValue); // Should print 4</text:p>
      <text:p text:style-name="Standard"/>
      <text:p text:style-name="Standard"/>
      <text:h text:style-name="Heading_20_2" text:outline-level="2"><text:bookmark-start text:name="__RefHeading___Toc376_2830180103"/>Pass Arguments to Avoid External Dependence in a Function<text:bookmark-end text:name="__RefHeading___Toc376_2830180103"/></text:h>
      <text:p text:style-name="Text_20_body">The last challenge was a step closer to functional programming principles, but there is still something missing.</text:p>
      <text:p text:style-name="Text_20_body">We didn't alter the global variable value, but the function <text:span text:style-name="Source_20_Text">incrementer</text:span> would not work without the global variable <text:span text:style-name="Source_20_Text">fixedValue</text:span> being there.</text:p>
      <text:p text:style-name="Text_20_body">Another principle of functional programming is to <text:span text:style-name="T3">always declare your dependencies explicitly</text:span>. This means if a function depends on a variable or object being present, then pass that variable or object directly into the function as an argument.</text:p>
      <text:p text:style-name="Text_20_body">There are several good consequences from this principle. The function is easier to test, you know exactly what input it takes, and it won't depend on anything else in your program.</text:p>
      <text:p text:style-name="Text_20_body">This can give you more confidence when you alter, remove, or add new code. You would know what you can or cannot change and you can see where the potential traps are.</text:p>
      <text:p text:style-name="Text_20_body">Finally, the function would always produce the same output for the same set of inputs, no matter what part of the code executes it.</text:p>
      <text:p text:style-name="Horizontal_20_Line"/>
      <text:p text:style-name="Text_20_body">Let's update the <text:span text:style-name="Source_20_Text">incrementer</text:span> function to clearly declare its dependencies.</text:p>
      <text:p text:style-name="Text_20_body">Write the <text:span text:style-name="Source_20_Text">incrementer</text:span> function so it takes an argument, and then increases the value by one.</text:p>
      <text:p text:style-name="Standard">// the global variable</text:p>
      <text:p text:style-name="Standard">var fixedValue = 4;</text:p>
      <text:p text:style-name="Standard"/>
      <text:p text:style-name="Standard">// Add your code below this line</text:p>
      <text:p text:style-name="Standard">function incrementer (f) {</text:p>
      <text:p text:style-name="Standard"><text:soft-page-break/><text:s text:c="2"/>let newv=f+1;</text:p>
      <text:p text:style-name="Standard"><text:s text:c="2"/>return newv</text:p>
      <text:p text:style-name="Standard"><text:s text:c="2"/></text:p>
      <text:p text:style-name="Standard"><text:s text:c="2"/>// Add your code above this line</text:p>
      <text:p text:style-name="Standard">}</text:p>
      <text:p text:style-name="Standard"/>
      <text:p text:style-name="Standard">var newValue = incrementer(fixedValue); // Should equal 5</text:p>
      <text:p text:style-name="Standard">console.log(fixedValue); // Should print 4</text:p>
      <text:p text:style-name="Standard"/>
      <text:p text:style-name="Standard"/>
      <text:h text:style-name="Heading_20_2" text:outline-level="2"><text:bookmark-start text:name="__RefHeading___Toc378_2830180103"/>Refactor Global Variables Out of Functions<text:bookmark-end text:name="__RefHeading___Toc378_2830180103"/></text:h>
      <text:p text:style-name="Text_20_body">So far, we have seen two distinct principles for functional programming:</text:p>
      <text:p text:style-name="Text_20_body">1) <text:span text:style-name="T1">Don't alter a variable or object</text:span> - create new variables and objects and return them if need be from a function.</text:p>
      <text:p text:style-name="Text_20_body">2) <text:span text:style-name="T1">Declare function arguments</text:span> - any computation inside a function depends only on the arguments, and not on any global object or variable.</text:p>
      <text:p text:style-name="Text_20_body">Adding one to a number is not very exciting, but we can apply these principles when working with arrays or more complex objects.</text:p>
      <text:p text:style-name="Horizontal_20_Line"/>
      <text:p text:style-name="Text_20_body">Refactor (rewrite) the code so the global array <text:span text:style-name="Source_20_Text">bookList</text:span> is not changed inside either function. The <text:span text:style-name="Source_20_Text">add</text:span> function should add the given <text:span text:style-name="Source_20_Text">bookName</text:span> to the end of an array. The <text:span text:style-name="Source_20_Text">remove</text:span> function should remove the given <text:span text:style-name="Source_20_Text">bookName</text:span> from an array. Both functions should return an array, and any new parameters should be added before the <text:span text:style-name="Source_20_Text">bookName</text:span> one.</text:p>
      <text:p text:style-name="Standard">// the global variable</text:p>
      <text:p text:style-name="Standard">var bookList = ["The Hound of the Baskervilles", "On The Electrodynamics of Moving Bodies", "Philosophiæ Naturalis Principia Mathematica", "Disquisitiones Arithmeticae"];</text:p>
      <text:p text:style-name="Standard"/>
      <text:p text:style-name="Standard">/* This function should add a book to the list and return the list */</text:p>
      <text:p text:style-name="Standard">// New parameters should come before the bookName one</text:p>
      <text:p text:style-name="Standard"/>
      <text:p text:style-name="Standard">// Add your code below this line</text:p>
      <text:p text:style-name="Standard">function add (arr, bookName) {</text:p>
      <text:p text:style-name="Standard"><text:s text:c="2"/>let bl=[...arr];</text:p>
      <text:p text:style-name="Standard"><text:s text:c="2"/>bl.push(bookName);</text:p>
      <text:p text:style-name="Standard"><text:s text:c="2"/>return bl;</text:p>
      <text:p text:style-name="Standard"><text:s text:c="2"/></text:p>
      <text:p text:style-name="Standard"><text:s text:c="2"/>// Add your code above this line</text:p>
      <text:p text:style-name="Standard">}</text:p>
      <text:p text:style-name="Standard"/>
      <text:p text:style-name="Standard">/* This function should remove a book from the list and return the list */</text:p>
      <text:p text:style-name="Standard">// New parameters should come before the bookName one</text:p>
      <text:p text:style-name="Standard"/>
      <text:p text:style-name="Standard"><text:soft-page-break/>// Add your code below this line</text:p>
      <text:p text:style-name="Standard">function remove (arr,bookName) {</text:p>
      <text:p text:style-name="Standard"><text:s text:c="2"/>let bl2=[...arr];</text:p>
      <text:p text:style-name="Standard"><text:s text:c="2"/>if (arr.indexOf(bookName) &gt;= 0) {</text:p>
      <text:p text:style-name="Standard"><text:s text:c="4"/></text:p>
      <text:p text:style-name="Standard"><text:s text:c="4"/>bl2.splice(bl2.indexOf(bookName), 1);</text:p>
      <text:p text:style-name="Standard"><text:s text:c="4"/>return bl2;</text:p>
      <text:p text:style-name="Standard"><text:s text:c="4"/></text:p>
      <text:p text:style-name="Standard"><text:s text:c="4"/>// Add your code above this line</text:p>
      <text:p text:style-name="Standard"><text:s text:c="4"/>}</text:p>
      <text:p text:style-name="Standard">}</text:p>
      <text:p text:style-name="Standard"/>
      <text:p text:style-name="Standard">var newBookList = add(bookList, 'A Brief History of Time');</text:p>
      <text:p text:style-name="Standard">var newerBookList = remove(bookList, 'On The Electrodynamics of Moving Bodies');</text:p>
      <text:p text:style-name="Standard">var newestBookList = remove(add(bookList, 'A Brief History of Time'), 'On The Electrodynamics of Moving Bodies');</text:p>
      <text:p text:style-name="Standard"/>
      <text:p text:style-name="Standard">console.log(bookList);</text:p>
      <text:p text:style-name="Standard"/>
      <text:p text:style-name="Standard"/>
      <text:p text:style-name="Standard"/>
      <text:h text:style-name="Heading_20_2" text:outline-level="2"><text:bookmark-start text:name="__RefHeading___Toc380_2830180103"/>Use the map Method to Extract Data from an Array<text:bookmark-end text:name="__RefHeading___Toc380_2830180103"/></text:h>
      <text:p text:style-name="Text_20_body">So far we have learned to use pure functions to avoid side effects in a program. Also, we have seen the value in having a function only depend on its input arguments.</text:p>
      <text:p text:style-name="Text_20_body">This is only the beginning. As its name suggests, functional programming is centered around a theory of functions.</text:p>
      <text:p text:style-name="Text_20_body">It would make sense to be able to pass them as arguments to other functions, and return a function from another function. Functions are considered <text:span text:style-name="Source_20_Text">First Class Objects</text:span> in JavaScript, which means they can be used like any other object. They can be saved in variables, stored in an object, or passed as function arguments.</text:p>
      <text:p text:style-name="Text_20_body">Let's start with some simple array functions, which are methods on the array object prototype. In this exercise we are looking at <text:span text:style-name="Source_20_Text"><text:span text:style-name="T1">Array.prototype.map()</text:span></text:span>, or more simply <text:span text:style-name="Source_20_Text">map</text:span>.</text:p>
      <text:p text:style-name="Text_20_body">Remember that the <text:span text:style-name="Source_20_Text">map</text:span> method is a way to <text:span text:style-name="T2">iterate over each item in an array</text:span>. It creates a new array (<text:span text:style-name="T3">without changing the original one)</text:span> after applying a callback function to every element.</text:p>
      <text:p text:style-name="Horizontal_20_Line"/>
      <text:p text:style-name="Text_20_body">The <text:span text:style-name="Source_20_Text">watchList</text:span> array holds objects with information on several movies. Use <text:span text:style-name="Source_20_Text">map</text:span> to pull the title and rating from <text:span text:style-name="Source_20_Text">watchList</text:span> and save the new array in the <text:span text:style-name="Source_20_Text">rating</text:span> variable. The code in the editor currently uses a <text:span text:style-name="Source_20_Text">for</text:span> loop to do this, replace the loop functionality with your <text:span text:style-name="Source_20_Text">map</text:span> expression.</text:p>
      <text:p text:style-name="Standard">// the global variable</text:p>
      <text:p text:style-name="Standard">var watchList = [</text:p>
      <text:p text:style-name="Standard"><text:s text:c="17"/>{ <text:s/></text:p>
      <text:p text:style-name="Standard"><text:soft-page-break/><text:s text:c="19"/>"Title": "Inception",</text:p>
      <text:p text:style-name="Standard"><text:s text:c="19"/>"Year": "2010",</text:p>
      <text:p text:style-name="Standard"><text:s text:c="19"/>"Rated": "PG-13",</text:p>
      <text:p text:style-name="Standard"><text:s text:c="19"/>"Released": "16 Jul 2010",</text:p>
      <text:p text:style-name="Standard"><text:s text:c="19"/>"Runtime": "148 min",</text:p>
      <text:p text:style-name="Standard"><text:s text:c="19"/>"Genre": "Action, Adventure, Crime",</text:p>
      <text:p text:style-name="Standard"><text:s text:c="19"/>"Director": "Christopher Nolan",</text:p>
      <text:p text:style-name="Standard"><text:s text:c="19"/>"Writer": "Christopher Nolan",</text:p>
      <text:p text:style-name="Standard"><text:s text:c="19"/>"Actors": "Leonardo DiCaprio, Joseph Gordon-Levitt, Ellen Page, Tom Hardy",</text:p>
      <text:p text:style-name="Standard"><text:s text:c="19"/>"Plot": "A thief, who steals corporate secrets through use of dream-sharing technology, is given the inverse task of planting an idea into the mind of a CEO.",</text:p>
      <text:p text:style-name="Standard"><text:s text:c="19"/>"Language": "English, Japanese, French",</text:p>
      <text:p text:style-name="Standard"><text:s text:c="19"/>"Country": "USA, UK",</text:p>
      <text:p text:style-name="Standard"><text:s text:c="19"/>"Awards": "Won 4 Oscars. Another 143 wins &amp; 198 nominations.",</text:p>
      <text:p text:style-name="Standard"><text:s text:c="19"/>"Poster": "http://ia.media-imdb.com/images/M/MV5BMjAxMzY3NjcxNF5BMl5BanBnXkFtZTcwNTI5OTM0Mw@@._V1_SX300.jpg",</text:p>
      <text:p text:style-name="Standard"><text:s text:c="19"/>"Metascore": "74",</text:p>
      <text:p text:style-name="Standard"><text:s text:c="19"/>"imdbRating": "8.8",</text:p>
      <text:p text:style-name="Standard"><text:s text:c="19"/>"imdbVotes": "1,446,708",</text:p>
      <text:p text:style-name="Standard"><text:s text:c="19"/>"imdbID": "tt1375666",</text:p>
      <text:p text:style-name="Standard"><text:s text:c="19"/>"Type": "movie",</text:p>
      <text:p text:style-name="Standard"><text:s text:c="19"/>"Response": "True"</text:p>
      <text:p text:style-name="Standard"><text:s text:c="16"/>},</text:p>
      <text:p text:style-name="Standard"><text:s text:c="16"/>{ <text:s/></text:p>
      <text:p text:style-name="Standard"><text:s text:c="19"/>"Title": "Interstellar",</text:p>
      <text:p text:style-name="Standard"><text:s text:c="19"/>"Year": "2014",</text:p>
      <text:p text:style-name="Standard"><text:s text:c="19"/>"Rated": "PG-13",</text:p>
      <text:p text:style-name="Standard"><text:s text:c="19"/>"Released": "07 Nov 2014",</text:p>
      <text:p text:style-name="Standard"><text:s text:c="19"/>"Runtime": "169 min",</text:p>
      <text:p text:style-name="Standard"><text:s text:c="19"/>"Genre": "Adventure, Drama, Sci-Fi",</text:p>
      <text:p text:style-name="Standard"><text:s text:c="19"/>"Director": "Christopher Nolan",</text:p>
      <text:p text:style-name="Standard"><text:s text:c="19"/>"Writer": "Jonathan Nolan, Christopher Nolan",</text:p>
      <text:p text:style-name="Standard"><text:s text:c="19"/>"Actors": "Ellen Burstyn, Matthew McConaughey, Mackenzie Foy, John Lithgow",</text:p>
      <text:p text:style-name="Standard"><text:s text:c="19"/>"Plot": "A team of explorers travel through a wormhole in space in an attempt to ensure humanity's survival.",</text:p>
      <text:p text:style-name="Standard"><text:s text:c="19"/>"Language": "English",</text:p>
      <text:p text:style-name="Standard"><text:s text:c="19"/>"Country": "USA, UK",</text:p>
      <text:p text:style-name="Standard"><text:s text:c="19"/>"Awards": "Won 1 Oscar. Another 39 wins &amp; 132 nominations.",</text:p>
      <text:p text:style-name="Standard"><text:s text:c="19"/>"Poster": "http://ia.media-imdb.com/images/M/MV5BMjIxNTU4MzY4MF5BMl5BanBnXkFtZTgwMzM4ODI3MjE@._V1_SX300.jpg",</text:p>
      <text:p text:style-name="Standard"><text:s text:c="19"/>"Metascore": "74",</text:p>
      <text:p text:style-name="Standard"><text:s text:c="19"/>"imdbRating": "8.6",</text:p>
      <text:p text:style-name="Standard"><text:s text:c="19"/>"imdbVotes": "910,366",</text:p>
      <text:p text:style-name="Standard"><text:s text:c="19"/>"imdbID": "tt0816692",</text:p>
      <text:p text:style-name="Standard"><text:s text:c="19"/>"Type": "movie",</text:p>
      <text:p text:style-name="Standard"><text:s text:c="19"/>"Response": "True"</text:p>
      <text:p text:style-name="Standard"><text:s text:c="16"/>},</text:p>
      <text:p text:style-name="Standard"><text:soft-page-break/><text:s text:c="16"/>{</text:p>
      <text:p text:style-name="Standard"><text:s text:c="19"/>"Title": "The Dark Knight",</text:p>
      <text:p text:style-name="Standard"><text:s text:c="19"/>"Year": "2008",</text:p>
      <text:p text:style-name="Standard"><text:s text:c="19"/>"Rated": "PG-13",</text:p>
      <text:p text:style-name="Standard"><text:s text:c="19"/>"Released": "18 Jul 2008",</text:p>
      <text:p text:style-name="Standard"><text:s text:c="19"/>"Runtime": "152 min",</text:p>
      <text:p text:style-name="Standard"><text:s text:c="19"/>"Genre": "Action, Adventure, Crime",</text:p>
      <text:p text:style-name="Standard"><text:s text:c="19"/>"Director": "Christopher Nolan",</text:p>
      <text:p text:style-name="Standard"><text:s text:c="19"/>"Writer": "Jonathan Nolan (screenplay), Christopher Nolan (screenplay), Christopher Nolan (story), David S. Goyer (story), Bob Kane (characters)",</text:p>
      <text:p text:style-name="Standard"><text:s text:c="19"/>"Actors": "Christian Bale, Heath Ledger, Aaron Eckhart, Michael Caine",</text:p>
      <text:p text:style-name="Standard"><text:s text:c="19"/>"Plot": "When the menace known as the Joker wreaks havoc and chaos on the people of Gotham, the caped crusader must come to terms with one of the greatest psychological tests of his ability to fight injustice.",</text:p>
      <text:p text:style-name="Standard"><text:s text:c="19"/>"Language": "English, Mandarin",</text:p>
      <text:p text:style-name="Standard"><text:s text:c="19"/>"Country": "USA, UK",</text:p>
      <text:p text:style-name="Standard"><text:s text:c="19"/>"Awards": "Won 2 Oscars. Another 146 wins &amp; 142 nominations.",</text:p>
      <text:p text:style-name="Standard"><text:s text:c="19"/>"Poster": "http://ia.media-imdb.com/images/M/MV5BMTMxNTMwODM0NF5BMl5BanBnXkFtZTcwODAyMTk2Mw@@._V1_SX300.jpg",</text:p>
      <text:p text:style-name="Standard"><text:s text:c="19"/>"Metascore": "82",</text:p>
      <text:p text:style-name="Standard"><text:s text:c="19"/>"imdbRating": "9.0",</text:p>
      <text:p text:style-name="Standard"><text:s text:c="19"/>"imdbVotes": "1,652,832",</text:p>
      <text:p text:style-name="Standard"><text:s text:c="19"/>"imdbID": "tt0468569",</text:p>
      <text:p text:style-name="Standard"><text:s text:c="19"/>"Type": "movie",</text:p>
      <text:p text:style-name="Standard"><text:s text:c="19"/>"Response": "True"</text:p>
      <text:p text:style-name="Standard"><text:s text:c="16"/>},</text:p>
      <text:p text:style-name="Standard"><text:s text:c="16"/>{ <text:s/></text:p>
      <text:p text:style-name="Standard"><text:s text:c="19"/>"Title": "Batman Begins",</text:p>
      <text:p text:style-name="Standard"><text:s text:c="19"/>"Year": "2005",</text:p>
      <text:p text:style-name="Standard"><text:s text:c="19"/>"Rated": "PG-13",</text:p>
      <text:p text:style-name="Standard"><text:s text:c="19"/>"Released": "15 Jun 2005",</text:p>
      <text:p text:style-name="Standard"><text:s text:c="19"/>"Runtime": "140 min",</text:p>
      <text:p text:style-name="Standard"><text:s text:c="19"/>"Genre": "Action, Adventure",</text:p>
      <text:p text:style-name="Standard"><text:s text:c="19"/>"Director": "Christopher Nolan",</text:p>
      <text:p text:style-name="Standard"><text:s text:c="19"/>"Writer": "Bob Kane (characters), David S. Goyer (story), Christopher Nolan (screenplay), David S. Goyer (screenplay)",</text:p>
      <text:p text:style-name="Standard"><text:s text:c="19"/>"Actors": "Christian Bale, Michael Caine, Liam Neeson, Katie Holmes",</text:p>
      <text:p text:style-name="Standard"><text:s text:c="19"/>"Plot": "After training with his mentor, Batman begins his fight to free crime-ridden Gotham City from the corruption that Scarecrow and the League of Shadows have cast upon it.",</text:p>
      <text:p text:style-name="Standard"><text:s text:c="19"/>"Language": "English, Urdu, Mandarin",</text:p>
      <text:p text:style-name="Standard"><text:s text:c="19"/>"Country": "USA, UK",</text:p>
      <text:p text:style-name="Standard"><text:s text:c="19"/>"Awards": "Nominated for 1 Oscar. Another 15 wins &amp; 66 nominations.",</text:p>
      <text:p text:style-name="Standard"><text:s text:c="19"/>"Poster": "http://ia.media-imdb.com/images/M/MV5BNTM3OTc0MzM2OV5BMl5BanBnXkFtZTYwNzUwMTI3._V1_SX300.jpg",</text:p>
      <text:p text:style-name="Standard"><text:s text:c="19"/>"Metascore": "70",</text:p>
      <text:p text:style-name="Standard"><text:s text:c="19"/>"imdbRating": "8.3",</text:p>
      <text:p text:style-name="Standard"><text:s text:c="19"/>"imdbVotes": "972,584",</text:p>
      <text:p text:style-name="Standard"><text:soft-page-break/><text:s text:c="19"/>"imdbID": "tt0372784",</text:p>
      <text:p text:style-name="Standard"><text:s text:c="19"/>"Type": "movie",</text:p>
      <text:p text:style-name="Standard"><text:s text:c="19"/>"Response": "True"</text:p>
      <text:p text:style-name="Standard"><text:s text:c="16"/>},</text:p>
      <text:p text:style-name="Standard"><text:s text:c="16"/>{</text:p>
      <text:p text:style-name="Standard"><text:s text:c="19"/>"Title": "Avatar",</text:p>
      <text:p text:style-name="Standard"><text:s text:c="19"/>"Year": "2009",</text:p>
      <text:p text:style-name="Standard"><text:s text:c="19"/>"Rated": "PG-13",</text:p>
      <text:p text:style-name="Standard"><text:s text:c="19"/>"Released": "18 Dec 2009",</text:p>
      <text:p text:style-name="Standard"><text:s text:c="19"/>"Runtime": "162 min",</text:p>
      <text:p text:style-name="Standard"><text:s text:c="19"/>"Genre": "Action, Adventure, Fantasy",</text:p>
      <text:p text:style-name="Standard"><text:s text:c="19"/>"Director": "James Cameron",</text:p>
      <text:p text:style-name="Standard"><text:s text:c="19"/>"Writer": "James Cameron",</text:p>
      <text:p text:style-name="Standard"><text:s text:c="19"/>"Actors": "Sam Worthington, Zoe Saldana, Sigourney Weaver, Stephen Lang",</text:p>
      <text:p text:style-name="Standard"><text:s text:c="19"/>"Plot": "A paraplegic marine dispatched to the moon Pandora on a unique mission becomes torn between following his orders and protecting the world he feels is his home.",</text:p>
      <text:p text:style-name="Standard"><text:s text:c="19"/>"Language": "English, Spanish",</text:p>
      <text:p text:style-name="Standard"><text:s text:c="19"/>"Country": "USA, UK",</text:p>
      <text:p text:style-name="Standard"><text:s text:c="19"/>"Awards": "Won 3 Oscars. Another 80 wins &amp; 121 nominations.",</text:p>
      <text:p text:style-name="Standard"><text:s text:c="19"/>"Poster": "http://ia.media-imdb.com/images/M/MV5BMTYwOTEwNjAzMl5BMl5BanBnXkFtZTcwODc5MTUwMw@@._V1_SX300.jpg",</text:p>
      <text:p text:style-name="Standard"><text:s text:c="19"/>"Metascore": "83",</text:p>
      <text:p text:style-name="Standard"><text:s text:c="19"/>"imdbRating": "7.9",</text:p>
      <text:p text:style-name="Standard"><text:s text:c="19"/>"imdbVotes": "876,575",</text:p>
      <text:p text:style-name="Standard"><text:s text:c="19"/>"imdbID": "tt0499549",</text:p>
      <text:p text:style-name="Standard"><text:s text:c="19"/>"Type": "movie",</text:p>
      <text:p text:style-name="Standard"><text:s text:c="19"/>"Response": "True"</text:p>
      <text:p text:style-name="Standard"><text:s text:c="16"/>}</text:p>
      <text:p text:style-name="Standard">];</text:p>
      <text:p text:style-name="Standard"/>
      <text:p text:style-name="Standard">// Add your code below this line</text:p>
      <text:p text:style-name="Standard"/>
      <text:p text:style-name="Standard">var rating = [];</text:p>
      <text:p text:style-name="P1">rating = watchList.map( (item) =&gt; ({"title":item["Title"], "rating":item["imdbRating"]}) );</text:p>
      <text:p text:style-name="Standard"/>
      <text:p text:style-name="Standard">// Add your code above this line</text:p>
      <text:p text:style-name="Standard"/>
      <text:p text:style-name="Standard">console.log(rating); </text:p>
      <text:p text:style-name="Standard"/>
      <text:p text:style-name="Standard"/>
      <text:h text:style-name="Heading_20_2" text:outline-level="2"><text:bookmark-start text:name="__RefHeading___Toc382_2830180103"/>Implement map on a Prototype<text:bookmark-end text:name="__RefHeading___Toc382_2830180103"/></text:h>
      <text:p text:style-name="Text_20_body">As you have seen from applying <text:span text:style-name="Source_20_Text">Array.prototype.map()</text:span>, or simply <text:span text:style-name="Source_20_Text">map()</text:span> earlier, the <text:span text:style-name="Source_20_Text">map</text:span> method returns an array of the same length as the one it was called on. It also doesn't alter the original array, as long as its callback function doesn't.</text:p>
      <text:p text:style-name="Text_20_body"><text:soft-page-break/>In other words, <text:span text:style-name="Source_20_Text"><text:span text:style-name="T3">map</text:span></text:span><text:span text:style-name="T3"> is a pure function</text:span>, and its output depends solely on its inputs. Plus, it takes another function as its argument.</text:p>
      <text:p text:style-name="Text_20_body">It would teach us a lot about <text:span text:style-name="Source_20_Text">map</text:span> to try to implement a version of it that behaves exactly like the <text:span text:style-name="Source_20_Text">Array.prototype.map()</text:span> with a <text:span text:style-name="Source_20_Text">for</text:span> loop or <text:span text:style-name="Source_20_Text">Array.prototype.forEach()</text:span>.</text:p>
      <text:p text:style-name="Text_20_body">Note: A pure function is allowed to alter local variables defined within its scope, although, it's preferable to avoid that as well.</text:p>
      <text:p text:style-name="Horizontal_20_Line"/>
      <text:p text:style-name="Text_20_body">Write your own <text:span text:style-name="Source_20_Text">Array.prototype.myMap()</text:span>, which should behave exactly like <text:span text:style-name="Source_20_Text">Array.prototype.map()</text:span>. You may use a <text:span text:style-name="Source_20_Text">for</text:span> loop or the <text:span text:style-name="Source_20_Text">forEach</text:span> method.</text:p>
      <text:p text:style-name="Standard">// the global Array</text:p>
      <text:p text:style-name="Standard">var s = [23, 65, 98, 5];</text:p>
      <text:p text:style-name="Standard"/>
      <text:p text:style-name="Standard">Array.prototype.myMap = function(callback){</text:p>
      <text:p text:style-name="Standard"><text:s text:c="2"/>var newArray = [];</text:p>
      <text:p text:style-name="Standard"><text:s text:c="2"/>// Add your code below this line</text:p>
      <text:p text:style-name="P1"><text:s text:c="2"/>this.forEach(a =&gt; newArray.push(callback(a)));</text:p>
      <text:p text:style-name="Standard"><text:s text:c="2"/>// Add your code above this line</text:p>
      <text:p text:style-name="Standard"><text:s text:c="2"/>return newArray;</text:p>
      <text:p text:style-name="Standard"/>
      <text:p text:style-name="Standard">};</text:p>
      <text:p text:style-name="Standard"/>
      <text:p text:style-name="Standard">var new_s = s.myMap(function(item){</text:p>
      <text:p text:style-name="Standard"><text:s text:c="2"/>return item * 2;</text:p>
      <text:p text:style-name="Standard">});</text:p>
      <text:p text:style-name="Standard"/>
      <text:p text:style-name="Standard"/>
      <text:h text:style-name="Heading_20_2" text:outline-level="2"><text:bookmark-start text:name="__RefHeading___Toc384_2830180103"/>Use the filter Method to Extract Data from an Array<text:bookmark-end text:name="__RefHeading___Toc384_2830180103"/></text:h>
      <text:p text:style-name="Text_20_body">Another useful array function is <text:span text:style-name="Source_20_Text">Array.prototype.filter()</text:span>, or simply <text:span text:style-name="Source_20_Text">filter()</text:span>. The <text:span text:style-name="Source_20_Text">filter</text:span> method returns a new array which is at most as long as the original array, but usually has fewer items.</text:p>
      <text:p text:style-name="Text_20_body"><text:span text:style-name="Source_20_Text">Filter</text:span> doesn't alter the original array, just like <text:span text:style-name="Source_20_Text">map</text:span>. It takes a callback function that applies the logic inside the callback on each element of the array. If an element returns true based on the criteria in the callback function, then it is included in the new array.</text:p>
      <text:p text:style-name="Horizontal_20_Line"/>
      <text:p text:style-name="Text_20_body">The variable <text:span text:style-name="Source_20_Text">watchList</text:span> holds an array of objects with information on several movies. Use a combination of <text:span text:style-name="Source_20_Text">filter</text:span> and <text:span text:style-name="Source_20_Text">map</text:span> to return a new array of objects with only <text:span text:style-name="Source_20_Text">title</text:span> and <text:span text:style-name="Source_20_Text">rating</text:span> keys, but where <text:span text:style-name="Source_20_Text">imdbRating</text:span> is greater than or equal to 8.0. Note that the rating values are saved as strings in the object and you may want to convert them into numbers to perform mathematical operations on them.</text:p>
      <text:p text:style-name="Standard"><text:soft-page-break/>// the global variable</text:p>
      <text:p text:style-name="Standard">var watchList = [</text:p>
      <text:p text:style-name="Standard"><text:s text:c="17"/>{ <text:s/></text:p>
      <text:p text:style-name="Standard"><text:s text:c="19"/>"Title": "Inception",</text:p>
      <text:p text:style-name="Standard"><text:s text:c="19"/>"Year": "2010",</text:p>
      <text:p text:style-name="Standard"><text:s text:c="19"/>"Rated": "PG-13",</text:p>
      <text:p text:style-name="Standard"><text:s text:c="19"/>"Released": "16 Jul 2010",</text:p>
      <text:p text:style-name="Standard"><text:s text:c="19"/>"Runtime": "148 min",</text:p>
      <text:p text:style-name="Standard"><text:s text:c="19"/>"Genre": "Action, Adventure, Crime",</text:p>
      <text:p text:style-name="Standard"><text:s text:c="19"/>"Director": "Christopher Nolan",</text:p>
      <text:p text:style-name="Standard"><text:s text:c="19"/>"Writer": "Christopher Nolan",</text:p>
      <text:p text:style-name="Standard"><text:s text:c="19"/>"Actors": "Leonardo DiCaprio, Joseph Gordon-Levitt, Ellen Page, Tom Hardy",</text:p>
      <text:p text:style-name="Standard"><text:s text:c="19"/>"Plot": "A thief, who steals corporate secrets through use of dream-sharing technology, is given the inverse task of planting an idea into the mind of a CEO.",</text:p>
      <text:p text:style-name="Standard"><text:s text:c="19"/>"Language": "English, Japanese, French",</text:p>
      <text:p text:style-name="Standard"><text:s text:c="19"/>"Country": "USA, UK",</text:p>
      <text:p text:style-name="Standard"><text:s text:c="19"/>"Awards": "Won 4 Oscars. Another 143 wins &amp; 198 nominations.",</text:p>
      <text:p text:style-name="Standard"><text:s text:c="19"/>"Poster": "http://ia.media-imdb.com/images/M/MV5BMjAxMzY3NjcxNF5BMl5BanBnXkFtZTcwNTI5OTM0Mw@@._V1_SX300.jpg",</text:p>
      <text:p text:style-name="Standard"><text:s text:c="19"/>"Metascore": "74",</text:p>
      <text:p text:style-name="Standard"><text:s text:c="19"/>"imdbRating": "8.8",</text:p>
      <text:p text:style-name="Standard"><text:s text:c="19"/>"imdbVotes": "1,446,708",</text:p>
      <text:p text:style-name="Standard"><text:s text:c="19"/>"imdbID": "tt1375666",</text:p>
      <text:p text:style-name="Standard"><text:s text:c="19"/>"Type": "movie",</text:p>
      <text:p text:style-name="Standard"><text:s text:c="19"/>"Response": "True"</text:p>
      <text:p text:style-name="Standard"><text:s text:c="16"/>},</text:p>
      <text:p text:style-name="Standard"><text:s text:c="16"/>{ <text:s/></text:p>
      <text:p text:style-name="Standard"><text:s text:c="19"/>"Title": "Interstellar",</text:p>
      <text:p text:style-name="Standard"><text:s text:c="19"/>"Year": "2014",</text:p>
      <text:p text:style-name="Standard"><text:s text:c="19"/>"Rated": "PG-13",</text:p>
      <text:p text:style-name="Standard"><text:s text:c="19"/>"Released": "07 Nov 2014",</text:p>
      <text:p text:style-name="Standard"><text:s text:c="19"/>"Runtime": "169 min",</text:p>
      <text:p text:style-name="Standard"><text:s text:c="19"/>"Genre": "Adventure, Drama, Sci-Fi",</text:p>
      <text:p text:style-name="Standard"><text:s text:c="19"/>"Director": "Christopher Nolan",</text:p>
      <text:p text:style-name="Standard"><text:s text:c="19"/>"Writer": "Jonathan Nolan, Christopher Nolan",</text:p>
      <text:p text:style-name="Standard"><text:s text:c="19"/>"Actors": "Ellen Burstyn, Matthew McConaughey, Mackenzie Foy, John Lithgow",</text:p>
      <text:p text:style-name="Standard"><text:s text:c="19"/>"Plot": "A team of explorers travel through a wormhole in space in an attempt to ensure humanity's survival.",</text:p>
      <text:p text:style-name="Standard"><text:s text:c="19"/>"Language": "English",</text:p>
      <text:p text:style-name="Standard"><text:s text:c="19"/>"Country": "USA, UK",</text:p>
      <text:p text:style-name="Standard"><text:s text:c="19"/>"Awards": "Won 1 Oscar. Another 39 wins &amp; 132 nominations.",</text:p>
      <text:p text:style-name="Standard"><text:s text:c="19"/>"Poster": "http://ia.media-imdb.com/images/M/MV5BMjIxNTU4MzY4MF5BMl5BanBnXkFtZTgwMzM4ODI3MjE@._V1_SX300.jpg",</text:p>
      <text:p text:style-name="Standard"><text:s text:c="19"/>"Metascore": "74",</text:p>
      <text:p text:style-name="Standard"><text:s text:c="19"/>"imdbRating": "8.6",</text:p>
      <text:p text:style-name="Standard"><text:s text:c="19"/>"imdbVotes": "910,366",</text:p>
      <text:p text:style-name="Standard"><text:s text:c="19"/>"imdbID": "tt0816692",</text:p>
      <text:p text:style-name="Standard"><text:soft-page-break/><text:s text:c="19"/>"Type": "movie",</text:p>
      <text:p text:style-name="Standard"><text:s text:c="19"/>"Response": "True"</text:p>
      <text:p text:style-name="Standard"><text:s text:c="16"/>},</text:p>
      <text:p text:style-name="Standard"><text:s text:c="16"/>{</text:p>
      <text:p text:style-name="Standard"><text:s text:c="19"/>"Title": "The Dark Knight",</text:p>
      <text:p text:style-name="Standard"><text:s text:c="19"/>"Year": "2008",</text:p>
      <text:p text:style-name="Standard"><text:s text:c="19"/>"Rated": "PG-13",</text:p>
      <text:p text:style-name="Standard"><text:s text:c="19"/>"Released": "18 Jul 2008",</text:p>
      <text:p text:style-name="Standard"><text:s text:c="19"/>"Runtime": "152 min",</text:p>
      <text:p text:style-name="Standard"><text:s text:c="19"/>"Genre": "Action, Adventure, Crime",</text:p>
      <text:p text:style-name="Standard"><text:s text:c="19"/>"Director": "Christopher Nolan",</text:p>
      <text:p text:style-name="Standard"><text:s text:c="19"/>"Writer": "Jonathan Nolan (screenplay), Christopher Nolan (screenplay), Christopher Nolan (story), David S. Goyer (story), Bob Kane (characters)",</text:p>
      <text:p text:style-name="Standard"><text:s text:c="19"/>"Actors": "Christian Bale, Heath Ledger, Aaron Eckhart, Michael Caine",</text:p>
      <text:p text:style-name="Standard"><text:s text:c="19"/>"Plot": "When the menace known as the Joker wreaks havoc and chaos on the people of Gotham, the caped crusader must come to terms with one of the greatest psychological tests of his ability to fight injustice.",</text:p>
      <text:p text:style-name="Standard"><text:s text:c="19"/>"Language": "English, Mandarin",</text:p>
      <text:p text:style-name="Standard"><text:s text:c="19"/>"Country": "USA, UK",</text:p>
      <text:p text:style-name="Standard"><text:s text:c="19"/>"Awards": "Won 2 Oscars. Another 146 wins &amp; 142 nominations.",</text:p>
      <text:p text:style-name="Standard"><text:s text:c="19"/>"Poster": "http://ia.media-imdb.com/images/M/MV5BMTMxNTMwODM0NF5BMl5BanBnXkFtZTcwODAyMTk2Mw@@._V1_SX300.jpg",</text:p>
      <text:p text:style-name="Standard"><text:s text:c="19"/>"Metascore": "82",</text:p>
      <text:p text:style-name="Standard"><text:s text:c="19"/>"imdbRating": "9.0",</text:p>
      <text:p text:style-name="Standard"><text:s text:c="19"/>"imdbVotes": "1,652,832",</text:p>
      <text:p text:style-name="Standard"><text:s text:c="19"/>"imdbID": "tt0468569",</text:p>
      <text:p text:style-name="Standard"><text:s text:c="19"/>"Type": "movie",</text:p>
      <text:p text:style-name="Standard"><text:s text:c="19"/>"Response": "True"</text:p>
      <text:p text:style-name="Standard"><text:s text:c="16"/>},</text:p>
      <text:p text:style-name="Standard"><text:s text:c="16"/>{ <text:s/></text:p>
      <text:p text:style-name="Standard"><text:s text:c="19"/>"Title": "Batman Begins",</text:p>
      <text:p text:style-name="Standard"><text:s text:c="19"/>"Year": "2005",</text:p>
      <text:p text:style-name="Standard"><text:s text:c="19"/>"Rated": "PG-13",</text:p>
      <text:p text:style-name="Standard"><text:s text:c="19"/>"Released": "15 Jun 2005",</text:p>
      <text:p text:style-name="Standard"><text:s text:c="19"/>"Runtime": "140 min",</text:p>
      <text:p text:style-name="Standard"><text:s text:c="19"/>"Genre": "Action, Adventure",</text:p>
      <text:p text:style-name="Standard"><text:s text:c="19"/>"Director": "Christopher Nolan",</text:p>
      <text:p text:style-name="Standard"><text:s text:c="19"/>"Writer": "Bob Kane (characters), David S. Goyer (story), Christopher Nolan (screenplay), David S. Goyer (screenplay)",</text:p>
      <text:p text:style-name="Standard"><text:s text:c="19"/>"Actors": "Christian Bale, Michael Caine, Liam Neeson, Katie Holmes",</text:p>
      <text:p text:style-name="Standard"><text:s text:c="19"/>"Plot": "After training with his mentor, Batman begins his fight to free crime-ridden Gotham City from the corruption that Scarecrow and the League of Shadows have cast upon it.",</text:p>
      <text:p text:style-name="Standard"><text:s text:c="19"/>"Language": "English, Urdu, Mandarin",</text:p>
      <text:p text:style-name="Standard"><text:s text:c="19"/>"Country": "USA, UK",</text:p>
      <text:p text:style-name="Standard"><text:s text:c="19"/>"Awards": "Nominated for 1 Oscar. Another 15 wins &amp; 66 nominations.",</text:p>
      <text:p text:style-name="Standard"><text:s text:c="19"/>"Poster": "http://ia.media-imdb.com/images/M/MV5BNTM3OTc0MzM2OV5BMl5BanBnXkFtZTYwNzUwMTI3._V1_SX300.jpg",</text:p>
      <text:p text:style-name="Standard"><text:soft-page-break/><text:s text:c="19"/>"Metascore": "70",</text:p>
      <text:p text:style-name="Standard"><text:s text:c="19"/>"imdbRating": "8.3",</text:p>
      <text:p text:style-name="Standard"><text:s text:c="19"/>"imdbVotes": "972,584",</text:p>
      <text:p text:style-name="Standard"><text:s text:c="19"/>"imdbID": "tt0372784",</text:p>
      <text:p text:style-name="Standard"><text:s text:c="19"/>"Type": "movie",</text:p>
      <text:p text:style-name="Standard"><text:s text:c="19"/>"Response": "True"</text:p>
      <text:p text:style-name="Standard"><text:s text:c="16"/>},</text:p>
      <text:p text:style-name="Standard"><text:s text:c="16"/>{</text:p>
      <text:p text:style-name="Standard"><text:s text:c="19"/>"Title": "Avatar",</text:p>
      <text:p text:style-name="Standard"><text:s text:c="19"/>"Year": "2009",</text:p>
      <text:p text:style-name="Standard"><text:s text:c="19"/>"Rated": "PG-13",</text:p>
      <text:p text:style-name="Standard"><text:s text:c="19"/>"Released": "18 Dec 2009",</text:p>
      <text:p text:style-name="Standard"><text:s text:c="19"/>"Runtime": "162 min",</text:p>
      <text:p text:style-name="Standard"><text:s text:c="19"/>"Genre": "Action, Adventure, Fantasy",</text:p>
      <text:p text:style-name="Standard"><text:s text:c="19"/>"Director": "James Cameron",</text:p>
      <text:p text:style-name="Standard"><text:s text:c="19"/>"Writer": "James Cameron",</text:p>
      <text:p text:style-name="Standard"><text:s text:c="19"/>"Actors": "Sam Worthington, Zoe Saldana, Sigourney Weaver, Stephen Lang",</text:p>
      <text:p text:style-name="Standard"><text:s text:c="19"/>"Plot": "A paraplegic marine dispatched to the moon Pandora on a unique mission becomes torn between following his orders and protecting the world he feels is his home.",</text:p>
      <text:p text:style-name="Standard"><text:s text:c="19"/>"Language": "English, Spanish",</text:p>
      <text:p text:style-name="Standard"><text:s text:c="19"/>"Country": "USA, UK",</text:p>
      <text:p text:style-name="Standard"><text:s text:c="19"/>"Awards": "Won 3 Oscars. Another 80 wins &amp; 121 nominations.",</text:p>
      <text:p text:style-name="Standard"><text:s text:c="19"/>"Poster": "http://ia.media-imdb.com/images/M/MV5BMTYwOTEwNjAzMl5BMl5BanBnXkFtZTcwODc5MTUwMw@@._V1_SX300.jpg",</text:p>
      <text:p text:style-name="Standard"><text:s text:c="19"/>"Metascore": "83",</text:p>
      <text:p text:style-name="Standard"><text:s text:c="19"/>"imdbRating": "7.9",</text:p>
      <text:p text:style-name="Standard"><text:s text:c="19"/>"imdbVotes": "876,575",</text:p>
      <text:p text:style-name="Standard"><text:s text:c="19"/>"imdbID": "tt0499549",</text:p>
      <text:p text:style-name="Standard"><text:s text:c="19"/>"Type": "movie",</text:p>
      <text:p text:style-name="Standard"><text:s text:c="19"/>"Response": "True"</text:p>
      <text:p text:style-name="Standard"><text:s text:c="16"/>}</text:p>
      <text:p text:style-name="Standard">];</text:p>
      <text:p text:style-name="Standard"/>
      <text:p text:style-name="Standard">// Add your code below this line</text:p>
      <text:p text:style-name="Standard"/>
      <text:p text:style-name="P1">var filteredList = watchList.map(function(e) {</text:p>
      <text:p text:style-name="P1"><text:s text:c="2"/>return {title: e["Title"], rating: e["imdbRating"]}</text:p>
      <text:p text:style-name="P1">}).filter((e) =&gt; e.rating &gt;= 8);</text:p>
      <text:p text:style-name="Standard"/>
      <text:p text:style-name="Standard">// Add your code above this line</text:p>
      <text:p text:style-name="Standard"/>
      <text:p text:style-name="Standard">console.log(filteredList); </text:p>
      <text:p text:style-name="Standard"/>
      <text:p text:style-name="Standard"/>
      <text:h text:style-name="Heading_20_2" text:outline-level="2"><text:bookmark-start text:name="__RefHeading___Toc386_2830180103"/><text:soft-page-break/>Implement the filter Method on a Prototype<text:bookmark-end text:name="__RefHeading___Toc386_2830180103"/></text:h>
      <text:p text:style-name="Text_20_body">It would teach us a lot about the <text:span text:style-name="Source_20_Text">filter</text:span> method if we try to implement a version of it that behaves exactly like <text:span text:style-name="Source_20_Text">Array.prototype.filter()</text:span>. It can use either a <text:span text:style-name="Source_20_Text">for</text:span> loop or <text:span text:style-name="Source_20_Text">Array.prototype.forEach()</text:span>.</text:p>
      <text:p text:style-name="Text_20_body">Note: A pure function is allowed to alter local variables defined within its scope, although, it's preferable to avoid that as well.</text:p>
      <text:p text:style-name="Horizontal_20_Line"/>
      <text:p text:style-name="Text_20_body">Write your own <text:span text:style-name="Source_20_Text">Array.prototype.myFilter()</text:span>, which should behave exactly like <text:span text:style-name="Source_20_Text">Array.prototype.filter()</text:span>. You may use a <text:span text:style-name="Source_20_Text">for</text:span> loop or the <text:span text:style-name="Source_20_Text">Array.prototype.forEach()</text:span> method.</text:p>
      <text:p text:style-name="Standard">// the global Array</text:p>
      <text:p text:style-name="Standard">var s = [23, 65, 98, 5];</text:p>
      <text:p text:style-name="Standard"/>
      <text:p text:style-name="Standard">Array.prototype.myFilter = function(callback){</text:p>
      <text:p text:style-name="Standard"><text:s text:c="2"/>var newArray = [];</text:p>
      <text:p text:style-name="Standard"><text:s text:c="2"/>// Add your code below this line</text:p>
      <text:p text:style-name="Standard"><text:s text:c="4"/>this.forEach(function(x) {</text:p>
      <text:p text:style-name="Standard"><text:s text:c="4"/>if (callback(x) == true) {</text:p>
      <text:p text:style-name="Standard"><text:s text:c="6"/>newArray.push(x);</text:p>
      <text:p text:style-name="Standard"><text:s text:c="4"/>}</text:p>
      <text:p text:style-name="Standard"><text:s text:c="2"/>})</text:p>
      <text:p text:style-name="Standard"><text:s text:c="2"/>// Add your code above this line</text:p>
      <text:p text:style-name="Standard"><text:s text:c="2"/>return newArray;</text:p>
      <text:p text:style-name="Standard"/>
      <text:p text:style-name="Standard">};</text:p>
      <text:p text:style-name="Standard"/>
      <text:p text:style-name="Standard">var new_s = s.myFilter(function(item){</text:p>
      <text:p text:style-name="Standard"><text:s text:c="2"/>return item % 2 === 1;</text:p>
      <text:p text:style-name="Standard">});</text:p>
      <text:p text:style-name="Standard"/>
      <text:p text:style-name="Standard"/>
      <text:h text:style-name="Heading_20_2" text:outline-level="2"><text:bookmark-start text:name="__RefHeading___Toc388_2830180103"/>Return Part of an Array Using the slice Method<text:bookmark-end text:name="__RefHeading___Toc388_2830180103"/></text:h>
      <text:p text:style-name="Text_20_body">The <text:span text:style-name="Source_20_Text">slice</text:span> method returns a copy of certain elements of an array. It can take two arguments, the first gives the index of where to begin the slice, the second is the index for where to end the slice (and it's non-inclusive). If the arguments are not provided, the default is to start at the beginning of the array through the end, which is an easy way to make a copy of the entire array. The <text:span text:style-name="Source_20_Text">slice</text:span> method does not mutate the original array, but returns a new one.</text:p>
      <text:p text:style-name="Text_20_body">Here's an example:</text:p>
      <text:p text:style-name="Quotations"><text:soft-page-break/>var arr = ["Cat", "Dog", "Tiger", "Zebra"];<text:line-break/>var newArray = arr.slice(1, 3);<text:line-break/>// Sets newArray to ["Dog", "Tiger"]</text:p>
      <text:p text:style-name="Horizontal_20_Line"/>
      <text:p text:style-name="Text_20_body">Use the <text:span text:style-name="Source_20_Text">slice</text:span> method in the <text:span text:style-name="Source_20_Text">sliceArray</text:span> function to return part of the <text:span text:style-name="Source_20_Text">anim</text:span> array given the provided <text:span text:style-name="Source_20_Text">beginSlice</text:span> and <text:span text:style-name="Source_20_Text">endSlice</text:span> indices. The function should return an array.</text:p>
      <text:p text:style-name="Standard">function sliceArray(anim, beginSlice, endSlice) {</text:p>
      <text:p text:style-name="Standard"><text:s text:c="2"/>// Add your code below this line</text:p>
      <text:p text:style-name="Standard"><text:s text:c="3"/>return anim.slice(beginSlice, endSlice);</text:p>
      <text:p text:style-name="Standard"><text:s text:c="2"/></text:p>
      <text:p text:style-name="Standard"><text:s text:c="2"/>// Add your code above this line</text:p>
      <text:p text:style-name="Standard">}</text:p>
      <text:p text:style-name="Standard">var inputAnim = ["Cat", "Dog", "Tiger", "Zebra", "Ant"];</text:p>
      <text:p text:style-name="Standard">sliceArray(inputAnim, 1, 3);</text:p>
      <text:p text:style-name="Standard"/>
      <text:p text:style-name="Standard"/>
      <text:h text:style-name="Heading_20_2" text:outline-level="2"><text:bookmark-start text:name="__RefHeading___Toc390_2830180103"/>Remove Elements from an Array Using slice Instead of splice<text:bookmark-end text:name="__RefHeading___Toc390_2830180103"/></text:h>
      <text:p text:style-name="Text_20_body">A common pattern while working with arrays is when you want to remove items and keep the rest of the array. JavaScript offers the <text:span text:style-name="Source_20_Text">splice</text:span> method for this, which takes arguments for the index of where to start removing items, then the number of items to remove. If the second argument is not provided, the default is to remove items through the end. However, the <text:span text:style-name="Source_20_Text">splice</text:span> method mutates the original array it is called on. Here's an example:</text:p>
      <text:p text:style-name="Quotations">var cities = ["Chicago", "Delhi", "Islamabad", "London", "Berlin"];<text:line-break/>cities.splice(3, 1); // Returns "London" and deletes it from the cities array<text:line-break/>// cities is now ["Chicago", "Delhi", "Islamabad", "Berlin"]</text:p>
      <text:p text:style-name="Text_20_body">As we saw in the last challenge, the <text:span text:style-name="Source_20_Text">slice</text:span> method does not mutate the original array, but returns a new one which can be saved into a variable. Recall that the <text:span text:style-name="Source_20_Text">slice</text:span> method takes two arguments for the indices to begin and end the slice (the end is non-inclusive), and returns those items in a new array. Using the <text:span text:style-name="Source_20_Text">slice</text:span> method instead of <text:span text:style-name="Source_20_Text">splice</text:span> helps to avoid any array-mutating side effects.</text:p>
      <text:p text:style-name="Horizontal_20_Line"/>
      <text:p text:style-name="Text_20_body">Rewrite the function <text:span text:style-name="Source_20_Text">nonMutatingSplice</text:span> by using <text:span text:style-name="Source_20_Text">slice</text:span> instead of <text:span text:style-name="Source_20_Text">splice</text:span>. It should limit the provided <text:span text:style-name="Source_20_Text">cities</text:span> array to a length of 3, and return a new array with only the first three items.</text:p>
      <text:p text:style-name="Text_20_body">Do not mutate the original array provided to the function.</text:p>
      <text:p text:style-name="Standard"/>
      <text:p text:style-name="Standard">function nonMutatingSplice(cities) {</text:p>
      <text:p text:style-name="Standard"><text:s text:c="2"/>// Add your code below this line</text:p>
      <text:p text:style-name="Standard"><text:s text:c="2"/>return cities.slice(0, 3); </text:p>
      <text:p text:style-name="Standard"><text:s text:c="2"/></text:p>
      <text:p text:style-name="Standard"><text:s text:c="2"/>// Add your code above this line</text:p>
      <text:p text:style-name="Standard"><text:soft-page-break/>}</text:p>
      <text:p text:style-name="Standard">var inputCities = ["Chicago", "Delhi", "Islamabad", "London", "Berlin"];</text:p>
      <text:p text:style-name="Standard">nonMutatingSplice(inputCities);</text:p>
      <text:p text:style-name="Standard"/>
      <text:p text:style-name="Standard"/>
      <text:h text:style-name="Heading_20_2" text:outline-level="2"><text:bookmark-start text:name="__RefHeading___Toc392_2830180103"/>Combine Two Arrays Using the concat Method<text:bookmark-end text:name="__RefHeading___Toc392_2830180103"/></text:h>
      <text:p text:style-name="Text_20_body"><text:span text:style-name="Source_20_Text">Concatenation</text:span> means to join items end to end. JavaScript offers the <text:span text:style-name="Source_20_Text">concat</text:span> method for both strings and arrays that work in the same way. For arrays, the method is called on one, then another array is provided as the argument to <text:span text:style-name="Source_20_Text">concat</text:span>, which is added to the end of the first array. It returns a new array and does not mutate either of the original arrays. Here's an example:</text:p>
      <text:p text:style-name="Quotations">[1, 2, 3].concat([4, 5, 6]);<text:line-break/>// Returns a new array [1, 2, 3, 4, 5, 6]</text:p>
      <text:p text:style-name="Horizontal_20_Line"/>
      <text:p text:style-name="Text_20_body">Use the <text:span text:style-name="Source_20_Text">concat</text:span> method in the <text:span text:style-name="Source_20_Text">nonMutatingConcat</text:span> function to concatenate <text:span text:style-name="Source_20_Text">attach</text:span> to the end of <text:span text:style-name="Source_20_Text">original</text:span>. The function should return the concatenated array.</text:p>
      <text:p text:style-name="Standard">function nonMutatingConcat(original, attach) {</text:p>
      <text:p text:style-name="Standard"><text:s text:c="2"/>// Add your code below this line</text:p>
      <text:p text:style-name="Standard"><text:s text:c="2"/></text:p>
      <text:p text:style-name="Standard"><text:s text:c="2"/>return original.concat(attach);</text:p>
      <text:p text:style-name="Standard"><text:s text:c="2"/>// Add your code above this line</text:p>
      <text:p text:style-name="Standard">}</text:p>
      <text:p text:style-name="Standard">var first = [1, 2, 3];</text:p>
      <text:p text:style-name="Standard">var second = [4, 5];</text:p>
      <text:p text:style-name="Standard">nonMutatingConcat(first, second);</text:p>
      <text:p text:style-name="Standard"/>
      <text:p text:style-name="Standard"/>
      <text:h text:style-name="Heading_20_2" text:outline-level="2"><text:bookmark-start text:name="__RefHeading___Toc394_2830180103"/>Add Elements to the End of an Array Using concat Instead of push<text:bookmark-end text:name="__RefHeading___Toc394_2830180103"/></text:h>
      <text:p text:style-name="Text_20_body">Functional programming is all about creating and using non-mutating functions.</text:p>
      <text:p text:style-name="Text_20_body">The last challenge introduced the <text:span text:style-name="Source_20_Text">concat</text:span> method as a way to combine arrays into a new one without mutating the original arrays. Compare <text:span text:style-name="Source_20_Text">concat</text:span> to the <text:span text:style-name="Source_20_Text">push</text:span> method. <text:span text:style-name="Source_20_Text">Push</text:span> adds an item to the end of the same array it is called on, which mutates that array. Here's an example:</text:p>
      <text:p text:style-name="Quotations">var arr = [1, 2, 3];<text:line-break/>arr.push([4, 5, 6]);<text:line-break/>// arr is changed to [1, 2, 3, [4, 5, 6]]<text:line-break/>// Not the functional programming way</text:p>
      <text:p text:style-name="Text_20_body"><text:span text:style-name="Source_20_Text">Concat</text:span> offers a way to add new items to the end of an array without any mutating side effects.</text:p>
      <text:p text:style-name="Horizontal_20_Line"/>
      <text:p text:style-name="Text_20_body"><text:soft-page-break/>Change the <text:span text:style-name="Source_20_Text">nonMutatingPush</text:span> function so it uses <text:span text:style-name="Source_20_Text">concat</text:span> to add <text:span text:style-name="Source_20_Text">newItem</text:span> to the end of <text:span text:style-name="Source_20_Text">original</text:span> instead of <text:span text:style-name="Source_20_Text">push</text:span>. The function should return an array.</text:p>
      <text:p text:style-name="Standard">function nonMutatingPush(original, newItem) {</text:p>
      <text:p text:style-name="Standard"><text:s text:c="2"/>// Add your code below this line</text:p>
      <text:p text:style-name="Standard"><text:s text:c="2"/>return original.concat(newItem);</text:p>
      <text:p text:style-name="Standard"><text:s text:c="2"/></text:p>
      <text:p text:style-name="Standard"><text:s text:c="2"/>// Add your code above this line</text:p>
      <text:p text:style-name="Standard">}</text:p>
      <text:p text:style-name="Standard">var first = [1, 2, 3];</text:p>
      <text:p text:style-name="Standard">var second = [4, 5];</text:p>
      <text:p text:style-name="Standard">nonMutatingPush(first, second);</text:p>
      <text:p text:style-name="Standard"/>
      <text:p text:style-name="Standard"/>
      <text:h text:style-name="Heading_20_2" text:outline-level="2"><text:bookmark-start text:name="__RefHeading___Toc396_2830180103"/>Use the reduce Method to Analyze Data<text:bookmark-end text:name="__RefHeading___Toc396_2830180103"/></text:h>
      <text:p text:style-name="Text_20_body"><text:span text:style-name="Source_20_Text">Array.prototype.reduce()</text:span>, or simply <text:span text:style-name="Source_20_Text">reduce()</text:span>, is the most general of all array operations in JavaScript. You can solve almost any array processing problem using the <text:span text:style-name="Source_20_Text">reduce</text:span> method.</text:p>
      <text:p text:style-name="Text_20_body">This is not the case with the <text:span text:style-name="Source_20_Text">filter</text:span> and <text:span text:style-name="Source_20_Text">map</text:span> methods since they do not allow interaction between two different elements of the array. For example, if you want to compare elements of the array, or add them together, <text:span text:style-name="Source_20_Text">filter</text:span> or <text:span text:style-name="Source_20_Text">map</text:span> could not process that.</text:p>
      <text:p text:style-name="Text_20_body">The <text:span text:style-name="Source_20_Text">reduce</text:span> method allows for more general forms of array processing, and it's possible to show that both <text:span text:style-name="Source_20_Text">filter</text:span> and <text:span text:style-name="Source_20_Text">map</text:span> can be derived as a special application of <text:span text:style-name="Source_20_Text">reduce</text:span>.</text:p>
      <text:p text:style-name="Text_20_body">However, before we get there, let's practice using <text:span text:style-name="Source_20_Text">reduce</text:span> first.</text:p>
      <text:p text:style-name="Horizontal_20_Line"/>
      <text:p text:style-name="Text_20_body">The variable <text:span text:style-name="Source_20_Text">watchList</text:span> holds an array of objects with information on several movies. Use <text:span text:style-name="Source_20_Text">reduce</text:span> to find the average IMDB rating of the movies <text:span text:style-name="Strong_20_Emphasis">directed by Christopher Nolan</text:span>. Recall from prior challenges how to <text:span text:style-name="Source_20_Text">filter</text:span> data and <text:span text:style-name="Source_20_Text">map</text:span> over it to pull what you need. You may need to create other variables, but save the final average into the variable <text:span text:style-name="Source_20_Text">averageRating</text:span>. Note that the rating values are saved as strings in the object and need to be converted into numbers before they are used in any mathematical operations.</text:p>
      <text:p text:style-name="Standard">// the global variable</text:p>
      <text:p text:style-name="Standard">var watchList = [</text:p>
      <text:p text:style-name="Standard"><text:s text:c="17"/>{ <text:s/></text:p>
      <text:p text:style-name="Standard"><text:s text:c="19"/>"Title": "Inception",</text:p>
      <text:p text:style-name="Standard"><text:s text:c="19"/>"Year": "2010",</text:p>
      <text:p text:style-name="Standard"><text:s text:c="19"/>"Rated": "PG-13",</text:p>
      <text:p text:style-name="Standard"><text:s text:c="19"/>"Released": "16 Jul 2010",</text:p>
      <text:p text:style-name="Standard"><text:s text:c="19"/>"Runtime": "148 min",</text:p>
      <text:p text:style-name="Standard"><text:s text:c="19"/>"Genre": "Action, Adventure, Crime",</text:p>
      <text:p text:style-name="Standard"><text:s text:c="19"/>"Director": "Christopher Nolan",</text:p>
      <text:p text:style-name="Standard"><text:s text:c="19"/>"Writer": "Christopher Nolan",</text:p>
      <text:p text:style-name="Standard"><text:soft-page-break/><text:s text:c="19"/>"Actors": "Leonardo DiCaprio, Joseph Gordon-Levitt, Ellen Page, Tom Hardy",</text:p>
      <text:p text:style-name="Standard"><text:s text:c="19"/>"Plot": "A thief, who steals corporate secrets through use of dream-sharing technology, is given the inverse task of planting an idea into the mind of a CEO.",</text:p>
      <text:p text:style-name="Standard"><text:s text:c="19"/>"Language": "English, Japanese, French",</text:p>
      <text:p text:style-name="Standard"><text:s text:c="19"/>"Country": "USA, UK",</text:p>
      <text:p text:style-name="Standard"><text:s text:c="19"/>"Awards": "Won 4 Oscars. Another 143 wins &amp; 198 nominations.",</text:p>
      <text:p text:style-name="Standard"><text:s text:c="19"/>"Poster": "http://ia.media-imdb.com/images/M/MV5BMjAxMzY3NjcxNF5BMl5BanBnXkFtZTcwNTI5OTM0Mw@@._V1_SX300.jpg",</text:p>
      <text:p text:style-name="Standard"><text:s text:c="19"/>"Metascore": "74",</text:p>
      <text:p text:style-name="Standard"><text:s text:c="19"/>"imdbRating": "8.8",</text:p>
      <text:p text:style-name="Standard"><text:s text:c="19"/>"imdbVotes": "1,446,708",</text:p>
      <text:p text:style-name="Standard"><text:s text:c="19"/>"imdbID": "tt1375666",</text:p>
      <text:p text:style-name="Standard"><text:s text:c="19"/>"Type": "movie",</text:p>
      <text:p text:style-name="Standard"><text:s text:c="19"/>"Response": "True"</text:p>
      <text:p text:style-name="Standard"><text:s text:c="16"/>},</text:p>
      <text:p text:style-name="Standard"><text:s text:c="16"/>{ <text:s/></text:p>
      <text:p text:style-name="Standard"><text:s text:c="19"/>"Title": "Interstellar",</text:p>
      <text:p text:style-name="Standard"><text:s text:c="19"/>"Year": "2014",</text:p>
      <text:p text:style-name="Standard"><text:s text:c="19"/>"Rated": "PG-13",</text:p>
      <text:p text:style-name="Standard"><text:s text:c="19"/>"Released": "07 Nov 2014",</text:p>
      <text:p text:style-name="Standard"><text:s text:c="19"/>"Runtime": "169 min",</text:p>
      <text:p text:style-name="Standard"><text:s text:c="19"/>"Genre": "Adventure, Drama, Sci-Fi",</text:p>
      <text:p text:style-name="Standard"><text:s text:c="19"/>"Director": "Christopher Nolan",</text:p>
      <text:p text:style-name="Standard"><text:s text:c="19"/>"Writer": "Jonathan Nolan, Christopher Nolan",</text:p>
      <text:p text:style-name="Standard"><text:s text:c="19"/>"Actors": "Ellen Burstyn, Matthew McConaughey, Mackenzie Foy, John Lithgow",</text:p>
      <text:p text:style-name="Standard"><text:s text:c="19"/>"Plot": "A team of explorers travel through a wormhole in space in an attempt to ensure humanity's survival.",</text:p>
      <text:p text:style-name="Standard"><text:s text:c="19"/>"Language": "English",</text:p>
      <text:p text:style-name="Standard"><text:s text:c="19"/>"Country": "USA, UK",</text:p>
      <text:p text:style-name="Standard"><text:s text:c="19"/>"Awards": "Won 1 Oscar. Another 39 wins &amp; 132 nominations.",</text:p>
      <text:p text:style-name="Standard"><text:s text:c="19"/>"Poster": "http://ia.media-imdb.com/images/M/MV5BMjIxNTU4MzY4MF5BMl5BanBnXkFtZTgwMzM4ODI3MjE@._V1_SX300.jpg",</text:p>
      <text:p text:style-name="Standard"><text:s text:c="19"/>"Metascore": "74",</text:p>
      <text:p text:style-name="Standard"><text:s text:c="19"/>"imdbRating": "8.6",</text:p>
      <text:p text:style-name="Standard"><text:s text:c="19"/>"imdbVotes": "910,366",</text:p>
      <text:p text:style-name="Standard"><text:s text:c="19"/>"imdbID": "tt0816692",</text:p>
      <text:p text:style-name="Standard"><text:s text:c="19"/>"Type": "movie",</text:p>
      <text:p text:style-name="Standard"><text:s text:c="19"/>"Response": "True"</text:p>
      <text:p text:style-name="Standard"><text:s text:c="16"/>},</text:p>
      <text:p text:style-name="Standard"><text:s text:c="16"/>{</text:p>
      <text:p text:style-name="Standard"><text:s text:c="19"/>"Title": "The Dark Knight",</text:p>
      <text:p text:style-name="Standard"><text:s text:c="19"/>"Year": "2008",</text:p>
      <text:p text:style-name="Standard"><text:s text:c="19"/>"Rated": "PG-13",</text:p>
      <text:p text:style-name="Standard"><text:s text:c="19"/>"Released": "18 Jul 2008",</text:p>
      <text:p text:style-name="Standard"><text:s text:c="19"/>"Runtime": "152 min",</text:p>
      <text:p text:style-name="Standard"><text:s text:c="19"/>"Genre": "Action, Adventure, Crime",</text:p>
      <text:p text:style-name="Standard"><text:s text:c="19"/>"Director": "Christopher Nolan",</text:p>
      <text:p text:style-name="Standard"><text:soft-page-break/><text:s text:c="19"/>"Writer": "Jonathan Nolan (screenplay), Christopher Nolan (screenplay), Christopher Nolan (story), David S. Goyer (story), Bob Kane (characters)",</text:p>
      <text:p text:style-name="Standard"><text:s text:c="19"/>"Actors": "Christian Bale, Heath Ledger, Aaron Eckhart, Michael Caine",</text:p>
      <text:p text:style-name="Standard"><text:s text:c="19"/>"Plot": "When the menace known as the Joker wreaks havoc and chaos on the people of Gotham, the caped crusader must come to terms with one of the greatest psychological tests of his ability to fight injustice.",</text:p>
      <text:p text:style-name="Standard"><text:s text:c="19"/>"Language": "English, Mandarin",</text:p>
      <text:p text:style-name="Standard"><text:s text:c="19"/>"Country": "USA, UK",</text:p>
      <text:p text:style-name="Standard"><text:s text:c="19"/>"Awards": "Won 2 Oscars. Another 146 wins &amp; 142 nominations.",</text:p>
      <text:p text:style-name="Standard"><text:s text:c="19"/>"Poster": "http://ia.media-imdb.com/images/M/MV5BMTMxNTMwODM0NF5BMl5BanBnXkFtZTcwODAyMTk2Mw@@._V1_SX300.jpg",</text:p>
      <text:p text:style-name="Standard"><text:s text:c="19"/>"Metascore": "82",</text:p>
      <text:p text:style-name="Standard"><text:s text:c="19"/>"imdbRating": "9.0",</text:p>
      <text:p text:style-name="Standard"><text:s text:c="19"/>"imdbVotes": "1,652,832",</text:p>
      <text:p text:style-name="Standard"><text:s text:c="19"/>"imdbID": "tt0468569",</text:p>
      <text:p text:style-name="Standard"><text:s text:c="19"/>"Type": "movie",</text:p>
      <text:p text:style-name="Standard"><text:s text:c="19"/>"Response": "True"</text:p>
      <text:p text:style-name="Standard"><text:s text:c="16"/>},</text:p>
      <text:p text:style-name="Standard"><text:s text:c="16"/>{ <text:s/></text:p>
      <text:p text:style-name="Standard"><text:s text:c="19"/>"Title": "Batman Begins",</text:p>
      <text:p text:style-name="Standard"><text:s text:c="19"/>"Year": "2005",</text:p>
      <text:p text:style-name="Standard"><text:s text:c="19"/>"Rated": "PG-13",</text:p>
      <text:p text:style-name="Standard"><text:s text:c="19"/>"Released": "15 Jun 2005",</text:p>
      <text:p text:style-name="Standard"><text:s text:c="19"/>"Runtime": "140 min",</text:p>
      <text:p text:style-name="Standard"><text:s text:c="19"/>"Genre": "Action, Adventure",</text:p>
      <text:p text:style-name="Standard"><text:s text:c="19"/>"Director": "Christopher Nolan",</text:p>
      <text:p text:style-name="Standard"><text:s text:c="19"/>"Writer": "Bob Kane (characters), David S. Goyer (story), Christopher Nolan (screenplay), David S. Goyer (screenplay)",</text:p>
      <text:p text:style-name="Standard"><text:s text:c="19"/>"Actors": "Christian Bale, Michael Caine, Liam Neeson, Katie Holmes",</text:p>
      <text:p text:style-name="Standard"><text:s text:c="19"/>"Plot": "After training with his mentor, Batman begins his fight to free crime-ridden Gotham City from the corruption that Scarecrow and the League of Shadows have cast upon it.",</text:p>
      <text:p text:style-name="Standard"><text:s text:c="19"/>"Language": "English, Urdu, Mandarin",</text:p>
      <text:p text:style-name="Standard"><text:s text:c="19"/>"Country": "USA, UK",</text:p>
      <text:p text:style-name="Standard"><text:s text:c="19"/>"Awards": "Nominated for 1 Oscar. Another 15 wins &amp; 66 nominations.",</text:p>
      <text:p text:style-name="Standard"><text:s text:c="19"/>"Poster": "http://ia.media-imdb.com/images/M/MV5BNTM3OTc0MzM2OV5BMl5BanBnXkFtZTYwNzUwMTI3._V1_SX300.jpg",</text:p>
      <text:p text:style-name="Standard"><text:s text:c="19"/>"Metascore": "70",</text:p>
      <text:p text:style-name="Standard"><text:s text:c="19"/>"imdbRating": "8.3",</text:p>
      <text:p text:style-name="Standard"><text:s text:c="19"/>"imdbVotes": "972,584",</text:p>
      <text:p text:style-name="Standard"><text:s text:c="19"/>"imdbID": "tt0372784",</text:p>
      <text:p text:style-name="Standard"><text:s text:c="19"/>"Type": "movie",</text:p>
      <text:p text:style-name="Standard"><text:s text:c="19"/>"Response": "True"</text:p>
      <text:p text:style-name="Standard"><text:s text:c="16"/>},</text:p>
      <text:p text:style-name="Standard"><text:s text:c="16"/>{</text:p>
      <text:p text:style-name="Standard"><text:s text:c="19"/>"Title": "Avatar",</text:p>
      <text:p text:style-name="Standard"><text:s text:c="19"/>"Year": "2009",</text:p>
      <text:p text:style-name="Standard"><text:s text:c="19"/>"Rated": "PG-13",</text:p>
      <text:p text:style-name="Standard"><text:soft-page-break/><text:s text:c="19"/>"Released": "18 Dec 2009",</text:p>
      <text:p text:style-name="Standard"><text:s text:c="19"/>"Runtime": "162 min",</text:p>
      <text:p text:style-name="Standard"><text:s text:c="19"/>"Genre": "Action, Adventure, Fantasy",</text:p>
      <text:p text:style-name="Standard"><text:s text:c="19"/>"Director": "James Cameron",</text:p>
      <text:p text:style-name="Standard"><text:s text:c="19"/>"Writer": "James Cameron",</text:p>
      <text:p text:style-name="Standard"><text:s text:c="19"/>"Actors": "Sam Worthington, Zoe Saldana, Sigourney Weaver, Stephen Lang",</text:p>
      <text:p text:style-name="Standard"><text:s text:c="19"/>"Plot": "A paraplegic marine dispatched to the moon Pandora on a unique mission becomes torn between following his orders and protecting the world he feels is his home.",</text:p>
      <text:p text:style-name="Standard"><text:s text:c="19"/>"Language": "English, Spanish",</text:p>
      <text:p text:style-name="Standard"><text:s text:c="19"/>"Country": "USA, UK",</text:p>
      <text:p text:style-name="Standard"><text:s text:c="19"/>"Awards": "Won 3 Oscars. Another 80 wins &amp; 121 nominations.",</text:p>
      <text:p text:style-name="Standard"><text:s text:c="19"/>"Poster": "http://ia.media-imdb.com/images/M/MV5BMTYwOTEwNjAzMl5BMl5BanBnXkFtZTcwODc5MTUwMw@@._V1_SX300.jpg",</text:p>
      <text:p text:style-name="Standard"><text:s text:c="19"/>"Metascore": "83",</text:p>
      <text:p text:style-name="Standard"><text:s text:c="19"/>"imdbRating": "7.9",</text:p>
      <text:p text:style-name="Standard"><text:s text:c="19"/>"imdbVotes": "876,575",</text:p>
      <text:p text:style-name="Standard"><text:s text:c="19"/>"imdbID": "tt0499549",</text:p>
      <text:p text:style-name="Standard"><text:s text:c="19"/>"Type": "movie",</text:p>
      <text:p text:style-name="Standard"><text:s text:c="19"/>"Response": "True"</text:p>
      <text:p text:style-name="Standard"><text:s text:c="16"/>}</text:p>
      <text:p text:style-name="Standard">];</text:p>
      <text:p text:style-name="Standard"/>
      <text:p text:style-name="Standard">// Add your code below this line</text:p>
      <text:p text:style-name="Standard"/>
      <text:p text:style-name="P1">var averageRating = watchList.filter(x =&gt; x.Director === "Christopher Nolan").map(x =&gt; Number(x.imdbRating)).reduce((x1, x2) =&gt; x1 + x2) / watchList.filter(x =&gt; x.Director === "Christopher Nolan").length;</text:p>
      <text:p text:style-name="Standard"/>
      <text:p text:style-name="Standard">// Add your code above this line</text:p>
      <text:p text:style-name="Standard"/>
      <text:p text:style-name="Standard">console.log(averageRating); </text:p>
      <text:p text:style-name="Standard"/>
      <text:p text:style-name="Standard"/>
      <text:h text:style-name="Heading_20_2" text:outline-level="2"><text:bookmark-start text:name="__RefHeading___Toc398_2830180103"/>Sort an Array Alphabetically using the sort Method<text:bookmark-end text:name="__RefHeading___Toc398_2830180103"/></text:h>
      <text:p text:style-name="Text_20_body">The <text:span text:style-name="Source_20_Text">sort</text:span> method sorts the elements of an array according to the callback function.</text:p>
      <text:p text:style-name="Text_20_body">For example:</text:p>
      <text:p text:style-name="Quotations">function ascendingOrder(arr) {<text:line-break/>  return arr.sort(function(a, b) {<text:line-break/>    return a - b;<text:line-break/>  });<text:line-break/>}<text:line-break/>ascendingOrder([1, 5, 2, 3, 4]);<text:line-break/>// Returns [1, 2, 3, 4, 5]<text:line-break/><text:line-break/>function reverseAlpha(arr) {<text:line-break/><text:soft-page-break/>  return arr.sort(function(a, b) {<text:line-break/>    return a &lt; b;<text:line-break/>  });<text:line-break/>}<text:line-break/>reverseAlpha(['l', 'h', 'z', 'b', 's']);<text:line-break/>// Returns ['z', 's', 'l', 'h', 'b']</text:p>
      <text:p text:style-name="Text_20_body">Note: It's encouraged to provide a callback function to specify how to sort the array items. JavaScript's default sorting method is by string Unicode point value, which may return unexpected results.</text:p>
      <text:p text:style-name="Horizontal_20_Line"/>
      <text:p text:style-name="Text_20_body">Use the <text:span text:style-name="Source_20_Text">sort</text:span> method in the <text:span text:style-name="Source_20_Text">alphabeticalOrder</text:span> function to sort the elements of <text:span text:style-name="Source_20_Text">arr</text:span> in alphabetical order.</text:p>
      <text:p text:style-name="Standard"/>
      <text:p text:style-name="Standard">function alphabeticalOrder(arr) {</text:p>
      <text:p text:style-name="Standard"><text:s text:c="2"/>// Add your code below this line</text:p>
      <text:p text:style-name="Standard"><text:s text:c="2"/>return arr.sort(function(a,b){</text:p>
      <text:p text:style-name="Standard"><text:s text:c="4"/>return a &gt; b;</text:p>
      <text:p text:style-name="Standard"><text:s text:c="2"/>});</text:p>
      <text:p text:style-name="Standard"><text:s text:c="2"/></text:p>
      <text:p text:style-name="Standard"><text:s text:c="2"/>// Add your code above this line</text:p>
      <text:p text:style-name="Standard">}</text:p>
      <text:p text:style-name="Standard">alphabeticalOrder(["a", "d", "c", "a", "z", "g"]);</text:p>
      <text:p text:style-name="Standard"/>
      <text:p text:style-name="Standard"/>
      <text:h text:style-name="Heading_20_2" text:outline-level="2"><text:bookmark-start text:name="__RefHeading___Toc400_2830180103"/>Return a Sorted Array Without Changing the Original Array<text:bookmark-end text:name="__RefHeading___Toc400_2830180103"/></text:h>
      <text:p text:style-name="Text_20_body">A side effect of the <text:span text:style-name="Source_20_Text">sort</text:span> method is that it changes the order of the elements in the original array. In other words, it mutates the array in place. One way to avoid this is to first concatenate an empty array to the one being sorted (remember that <text:span text:style-name="Source_20_Text">concat</text:span> returns a new array), then run the <text:span text:style-name="Source_20_Text">sort</text:span> method.</text:p>
      <text:p text:style-name="Horizontal_20_Line"/>
      <text:p text:style-name="Text_20_body">Use the <text:span text:style-name="Source_20_Text">sort</text:span> method in the <text:span text:style-name="Source_20_Text">nonMutatingSort</text:span> function to sort the elements of an array in ascending order. The function should return a new array, and not mutate the <text:span text:style-name="Source_20_Text">globalArray</text:span> variable.</text:p>
      <text:p text:style-name="Standard">var globalArray = [5, 6, 3, 2, 9];</text:p>
      <text:p text:style-name="Standard">function nonMutatingSort(arr) {</text:p>
      <text:p text:style-name="Standard"><text:s text:c="2"/>// Add your code below this line</text:p>
      <text:p text:style-name="Standard"><text:s text:c="2"/>return [].concat(arr).sort(function(a, b) {</text:p>
      <text:p text:style-name="Standard"><text:s text:c="4"/>return a - b;</text:p>
      <text:p text:style-name="Standard"><text:s text:c="2"/>});</text:p>
      <text:p text:style-name="Standard"><text:s text:c="2"/></text:p>
      <text:p text:style-name="Standard"><text:s text:c="2"/>// Add your code above this line</text:p>
      <text:p text:style-name="Standard">}</text:p>
      <text:p text:style-name="Standard">nonMutatingSort(globalArray);</text:p>
      <text:p text:style-name="Standard"/>
      <text:p text:style-name="Standard"><text:soft-page-break/></text:p>
      <text:h text:style-name="Heading_20_2" text:outline-level="2"><text:bookmark-start text:name="__RefHeading___Toc402_2830180103"/>Split a String into an Array Using the split Method<text:bookmark-end text:name="__RefHeading___Toc402_2830180103"/></text:h>
      <text:p text:style-name="Text_20_body">The <text:span text:style-name="Source_20_Text">split</text:span> method splits a string into an array of strings. It takes an argument for the delimiter, which can be a character to use to break up the string or a regular expression. For example, if the delimiter is a space, you get an array of words, and if the delimiter is an empty string, you get an array of each character in the string.</text:p>
      <text:p text:style-name="Text_20_body">Here are two examples that split one string by spaces, then another by digits using a regular expression:</text:p>
      <text:p text:style-name="Quotations">var str = "Hello World";<text:line-break/>var bySpace = str.split(" ");<text:line-break/>// Sets bySpace to ["Hello", "World"]<text:line-break/><text:line-break/>var otherString = "How9are7you2today";<text:line-break/>var byDigits = otherString.split(/\d/);<text:line-break/>// Sets byDigits to ["How", "are", "you", "today"]</text:p>
      <text:p text:style-name="Text_20_body">Since strings are immutable, the <text:span text:style-name="Source_20_Text">split</text:span> method makes it easier to work with them.</text:p>
      <text:p text:style-name="Horizontal_20_Line"/>
      <text:p text:style-name="Text_20_body">Use the <text:span text:style-name="Source_20_Text">split</text:span> method inside the <text:span text:style-name="Source_20_Text">splitify</text:span> function to split <text:span text:style-name="Source_20_Text">str</text:span> into an array of words. The function should return the array. Note that the words are not always separated by spaces, and the array should not contain punctuation.</text:p>
      <text:p text:style-name="Standard">function splitify(str) {</text:p>
      <text:p text:style-name="Standard"><text:s text:c="2"/>// Add your code below this line</text:p>
      <text:p text:style-name="P1"><text:s text:c="2"/>return str.split(/\W/);</text:p>
      <text:p text:style-name="Standard"><text:s text:c="2"/></text:p>
      <text:p text:style-name="Standard"><text:s text:c="2"/>// Add your code above this line</text:p>
      <text:p text:style-name="Standard">}</text:p>
      <text:p text:style-name="Standard">splitify("Hello World,I-am code");</text:p>
      <text:p text:style-name="Standard"/>
      <text:p text:style-name="Standard"/>
      <text:p text:style-name="Standard"/>
      <text:h text:style-name="Heading_20_2" text:outline-level="2"><text:bookmark-start text:name="__RefHeading___Toc404_2830180103"/>Combine an Array into a String Using the join Method<text:bookmark-end text:name="__RefHeading___Toc404_2830180103"/></text:h>
      <text:p text:style-name="Text_20_body">The <text:span text:style-name="Source_20_Text">join</text:span> method is used to join the elements of an array together to create a string. It takes an argument for the delimiter that is used to separate the array elements in the string.</text:p>
      <text:p text:style-name="Text_20_body">Here's an example:</text:p>
      <text:p text:style-name="Quotations">var arr = ["Hello", "World"];<text:line-break/>var str = arr.join(" ");<text:line-break/>// Sets str to "Hello World"</text:p>
      <text:p text:style-name="Horizontal_20_Line"/>
      <text:p text:style-name="Text_20_body"><text:soft-page-break/>Use the <text:span text:style-name="Source_20_Text">join</text:span> method (among others) inside the <text:span text:style-name="Source_20_Text">sentensify</text:span> function to make a sentence from the words in the string <text:span text:style-name="Source_20_Text">str</text:span>. The function should return a string. For example, "I-like-Star-Wars" would be converted to "I like Star Wars". For this challenge, do not use the <text:span text:style-name="Source_20_Text">replace</text:span> method.</text:p>
      <text:p text:style-name="Standard">function sentensify(str) {</text:p>
      <text:p text:style-name="Standard"><text:s text:c="2"/>// Add your code below this line</text:p>
      <text:p text:style-name="P1"><text:s text:c="2"/>return str.split(/\W/).join(' '); </text:p>
      <text:p text:style-name="Standard"><text:s text:c="2"/></text:p>
      <text:p text:style-name="Standard"><text:s text:c="2"/>// Add your code above this line</text:p>
      <text:p text:style-name="Standard">}</text:p>
      <text:p text:style-name="Standard">sentensify("May-the-force-be-with-you");</text:p>
      <text:p text:style-name="Standard"/>
      <text:p text:style-name="Standard"/>
      <text:h text:style-name="Heading_20_2" text:outline-level="2"><text:bookmark-start text:name="__RefHeading___Toc406_2830180103"/>Apply Functional Programming to Convert Strings to URL Slugs<text:bookmark-end text:name="__RefHeading___Toc406_2830180103"/></text:h>
      <text:p text:style-name="Text_20_body">The last several challenges covered a number of useful array and string methods that follow functional programming principles. We've also learned about <text:span text:style-name="Source_20_Text">reduce</text:span>, which is a powerful method used to reduce problems to simpler forms. From computing averages to sorting, any array operation can be achieved by applying it. Recall that <text:span text:style-name="Source_20_Text">map</text:span> and <text:span text:style-name="Source_20_Text">filter</text:span> are special cases of <text:span text:style-name="Source_20_Text">reduce</text:span>.</text:p>
      <text:p text:style-name="Text_20_body">Let's combine what we've learned to solve a practical problem.</text:p>
      <text:p text:style-name="Text_20_body">Many content management sites (CMS) have the titles of a post added to part of the URL for simple bookmarking purposes. For example, if you write a Medium post titled "Stop Using Reduce", it's likely the URL would have some form of the title string in it (".../stop-using-reduce"). You may have already noticed this on the freeCodeCamp site.</text:p>
      <text:p text:style-name="Horizontal_20_Line"/>
      <text:p text:style-name="Text_20_body">Fill in the <text:span text:style-name="Source_20_Text">urlSlug</text:span> function so it converts a string <text:span text:style-name="Source_20_Text">title</text:span> and returns the hyphenated version for the URL. You can use any of the methods covered in this section, and don't use <text:span text:style-name="Source_20_Text">replace</text:span>. Here are the requirements:</text:p>
      <text:p text:style-name="Text_20_body">The input is a string with spaces and title-cased words</text:p>
      <text:p text:style-name="Text_20_body">The output is a string with the spaces between words replaced by a hyphen (<text:span text:style-name="Source_20_Text">-</text:span>)</text:p>
      <text:p text:style-name="Text_20_body">The output should be all lower-cased letters</text:p>
      <text:p text:style-name="Text_20_body">The output should not have any spaces</text:p>
      <text:p text:style-name="Standard">// the global variable</text:p>
      <text:p text:style-name="Standard">var globalTitle = "Winter Is Coming";</text:p>
      <text:p text:style-name="Standard"/>
      <text:p text:style-name="Standard">// Add your code below this line</text:p>
      <text:p text:style-name="Standard">function urlSlug(title) {</text:p>
      <text:p text:style-name="Standard"><text:s text:c="2"/></text:p>
      <text:p text:style-name="Standard"><text:s text:c="4"/>return title.split(/\W/).filter((obj)=&gt;{</text:p>
      <text:p text:style-name="Standard"><text:soft-page-break/><text:s text:c="4"/>return obj !=='';</text:p>
      <text:p text:style-name="Standard"><text:s text:c="2"/>}).join('-').toLowerCase();</text:p>
      <text:p text:style-name="Standard"><text:s text:c="2"/></text:p>
      <text:p text:style-name="Standard">}</text:p>
      <text:p text:style-name="Standard"><text:s text:c="2"/></text:p>
      <text:p text:style-name="Standard"/>
      <text:p text:style-name="Standard">// Add your code above this line</text:p>
      <text:p text:style-name="Standard"/>
      <text:p text:style-name="Standard">var winterComing = urlSlug(globalTitle); // Should be "winter-is-coming"</text:p>
      <text:p text:style-name="Standard"/>
      <text:p text:style-name="Standard"/>
      <text:h text:style-name="Heading_20_2" text:outline-level="2"><text:bookmark-start text:name="__RefHeading___Toc408_2830180103"/>Use the every Method to Check that Every Element in an Array Meets a Criteria<text:bookmark-end text:name="__RefHeading___Toc408_2830180103"/></text:h>
      <text:p text:style-name="Text_20_body">The <text:span text:style-name="Source_20_Text">every</text:span> method works with arrays to check if <text:span text:style-name="Emphasis">every</text:span> element passes a particular test. It returns a Boolean value - <text:span text:style-name="Source_20_Text">true</text:span> if all values meet the criteria, <text:span text:style-name="Source_20_Text">false</text:span> if not.</text:p>
      <text:p text:style-name="Text_20_body">For example, the following code would check if every element in the <text:span text:style-name="Source_20_Text">numbers</text:span> array is less than 10:</text:p>
      <text:p text:style-name="Quotations">var numbers = [1, 5, 8, 0, 10, 11];<text:line-break/>numbers.every(function(currentValue) {<text:line-break/>  return currentValue &lt; 10;<text:line-break/>});<text:line-break/>// Returns false</text:p>
      <text:p text:style-name="Horizontal_20_Line"/>
      <text:p text:style-name="Text_20_body">Use the <text:span text:style-name="Source_20_Text">every</text:span> method inside the <text:span text:style-name="Source_20_Text">checkPositive</text:span> function to check if every element in <text:span text:style-name="Source_20_Text">arr</text:span> is positive. The function should return a Boolean value.</text:p>
      <text:p text:style-name="Standard"/>
      <text:p text:style-name="Standard">function checkPositive(arr) {</text:p>
      <text:p text:style-name="Standard"><text:s text:c="2"/>// Add your code below this line</text:p>
      <text:p text:style-name="Standard"><text:s text:c="4"/>return arr.every(val =&gt; val &gt; 0);</text:p>
      <text:p text:style-name="Standard"><text:s text:c="2"/></text:p>
      <text:p text:style-name="Standard"><text:s text:c="2"/>// Add your code above this line</text:p>
      <text:p text:style-name="Standard">}</text:p>
      <text:p text:style-name="Standard">checkPositive([1, 2, 3, -4, 5]);</text:p>
      <text:p text:style-name="Standard"/>
      <text:p text:style-name="Standard"/>
      <text:h text:style-name="Heading_20_2" text:outline-level="2"><text:bookmark-start text:name="__RefHeading___Toc410_2830180103"/>Use the some Method to Check that Any Elements in an Array Meet a Criteria<text:bookmark-end text:name="__RefHeading___Toc410_2830180103"/></text:h>
      <text:p text:style-name="Text_20_body">The <text:span text:style-name="Source_20_Text">some</text:span> method works with arrays to check if <text:span text:style-name="Emphasis">any</text:span> element passes a particular test. It returns a Boolean value -<text:span text:style-name="T3"> </text:span><text:span text:style-name="Source_20_Text"><text:span text:style-name="T3">true</text:span></text:span><text:span text:style-name="T3"> if any of the values meet the criteria, </text:span><text:span text:style-name="Source_20_Text"><text:span text:style-name="T3">false</text:span></text:span><text:span text:style-name="T3"> if not.</text:span></text:p>
      <text:p text:style-name="Text_20_body">For example, the following code would check if any element in the <text:span text:style-name="Source_20_Text">numbers</text:span> array is less than 10:</text:p>
      <text:p text:style-name="Quotations"><text:soft-page-break/>var numbers = [10, 50, 8, 220, 110, 11];<text:line-break/>numbers.some(function(currentValue) {<text:line-break/>  return currentValue &lt; 10;<text:line-break/>});<text:line-break/>// Returns true</text:p>
      <text:p text:style-name="Horizontal_20_Line"/>
      <text:p text:style-name="Text_20_body">Use the <text:span text:style-name="Source_20_Text">some</text:span> method inside the <text:span text:style-name="Source_20_Text">checkPositive</text:span> function to check if any element in <text:span text:style-name="Source_20_Text">arr</text:span> is positive. The function should return a Boolean value.</text:p>
      <text:p text:style-name="Standard">function checkPositive(arr) {</text:p>
      <text:p text:style-name="Standard"><text:s text:c="2"/>// Add your code below this line</text:p>
      <text:p text:style-name="Standard"><text:s text:c="2"/></text:p>
      <text:p text:style-name="Standard"><text:s text:c="2"/>return arr.some(function(va){</text:p>
      <text:p text:style-name="Standard"><text:s text:c="4"/>return va &gt;0;</text:p>
      <text:p text:style-name="Standard"><text:s text:c="2"/>})</text:p>
      <text:p text:style-name="Standard"><text:s text:c="2"/>// Add your code above this line</text:p>
      <text:p text:style-name="Standard">}</text:p>
      <text:p text:style-name="Standard">checkPositive([1, 2, 3, -4, 5]);</text:p>
      <text:p text:style-name="Standard"/>
      <text:p text:style-name="Standard"/>
      <text:h text:style-name="Heading_20_2" text:outline-level="2"><text:bookmark-start text:name="__RefHeading___Toc412_2830180103"/>Introduction to Currying and Partial Application<text:bookmark-end text:name="__RefHeading___Toc412_2830180103"/></text:h>
      <text:p text:style-name="Text_20_body">The <text:span text:style-name="Source_20_Text">arity</text:span> of a function is the number of arguments it requires. <text:span text:style-name="Source_20_Text">Currying</text:span> a function means to convert a function of N <text:span text:style-name="Source_20_Text">arity</text:span> into N functions of <text:span text:style-name="Source_20_Text">arity</text:span> 1.</text:p>
      <text:p text:style-name="Text_20_body">In other words, it restructures a function so it takes one argument, then returns another function that takes the next argument, and so on.</text:p>
      <text:p text:style-name="Text_20_body">Here's an example:</text:p>
      <text:p text:style-name="Quotations">//Un-curried function<text:line-break/>function unCurried(x, y) {<text:line-break/>  return x + y;<text:line-break/>}<text:line-break/><text:line-break/>//<text:span text:style-name="T1">Curried function</text:span><text:line-break/>function curried(x) {<text:line-break/>  return function(y) {<text:line-break/>    return x + y;<text:line-break/>  }<text:line-break/>}<text:line-break/>curried(1)(2) // Returns 3</text:p>
      <text:p text:style-name="Text_20_body">This is useful in your program if you can't supply all the arguments to a function at one time. You can save each function call into a variable, which will hold the returned function reference that takes the next argument when it's available. Here's an example using the <text:span text:style-name="Source_20_Text">curried</text:span> function in the example above:</text:p>
      <text:p text:style-name="Quotations"><text:soft-page-break/>// Call a curried function in parts:<text:line-break/>var funcForY = curried(1);<text:line-break/>console.log(funcForY(2)); // Prints 3</text:p>
      <text:p text:style-name="Text_20_body">Similarly, <text:span text:style-name="Source_20_Text">partial application</text:span> can be described as applying a few arguments to a function at a time and returning another function that is applied to more arguments.</text:p>
      <text:p text:style-name="Text_20_body">Here's an example:</text:p>
      <text:p text:style-name="Quotations">//Impartial function<text:line-break/>function impartial(x, y, z) {<text:line-break/>  return x + y + z;<text:line-break/>}<text:line-break/>var partialFn = impartial.bind(this, 1, 2);<text:line-break/>partialFn(10); // Returns 13</text:p>
      <text:p text:style-name="Horizontal_20_Line"/>
      <text:p text:style-name="Text_20_body">Fill in the body of the <text:span text:style-name="Source_20_Text">add</text:span> function so it uses currying to add parameters <text:span text:style-name="Source_20_Text">x</text:span>, <text:span text:style-name="Source_20_Text">y</text:span>, and <text:span text:style-name="Source_20_Text">z</text:span>.</text:p>
      <text:p text:style-name="Standard">function add(x) {</text:p>
      <text:p text:style-name="Standard"><text:s text:c="2"/>// Add your code below this line</text:p>
      <text:p text:style-name="Standard"><text:s text:c="2"/>return function(y) {</text:p>
      <text:p text:style-name="Standard"><text:s text:c="4"/>return function(z) {</text:p>
      <text:p text:style-name="Standard"><text:s text:c="6"/>return x + y + z;</text:p>
      <text:p text:style-name="Standard"><text:s text:c="4"/>}</text:p>
      <text:p text:style-name="Standard"><text:s text:c="2"/>}</text:p>
      <text:p text:style-name="Standard"><text:s text:c="2"/></text:p>
      <text:p text:style-name="Standard"><text:s text:c="2"/>// Add your code above this line</text:p>
      <text:p text:style-name="Standard">}</text:p>
      <text:p text:style-name="Standard">add(10)(20)(3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10T00:32:40.068691756</dc:date>
    <meta:editing-duration>PT1H21M45S</meta:editing-duration>
    <meta:editing-cycles>30</meta:editing-cycles>
    <meta:document-statistic meta:table-count="0" meta:image-count="0" meta:object-count="0" meta:page-count="30" meta:paragraph-count="810" meta:word-count="7166" meta:character-count="52800" meta:non-whitespace-character-count="39805"/>
  </office:meta>
</office:document-meta>
</file>